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323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0.743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1.288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125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0.961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2.3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0" style:family="table-cell" style:parent-style-name="Default" style:data-style-name="N2"/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ccff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8" style:family="table-cell" style:parent-style-name="Default">
      <style:table-cell-properties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18" style:family="table-cell" style:parent-style-name="Default">
      <style:table-cell-properties fo:background-color="#ff9999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22" style:family="table-cell" style:parent-style-name="Default" style:data-style-name="N4">
      <style:table-cell-properties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24" style:family="table-cell" style:parent-style-name="Default">
      <style:table-cell-properties fo:background-color="#ffff66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25" style:family="table-cell" style:parent-style-name="Default">
      <style:table-cell-properties fo:background-color="#99ffff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26" style:family="table-cell" style:parent-style-name="Default" style:data-style-name="N112">
      <style:table-cell-properties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2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28" style:family="table-cell" style:parent-style-name="Default" style:data-style-name="N112">
      <style:table-cell-properties fo:background-color="#99ffff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29" style:family="table-cell" style:parent-style-name="Default">
      <style:table-cell-properties fo:background-color="#66ff99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30" style:family="table-cell" style:parent-style-name="Default" style:data-style-name="N112">
      <style:table-cell-properties fo:background-color="#dddddd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31" style:family="table-cell" style:parent-style-name="Default" style:data-style-name="N112">
      <style:table-cell-properties fo:background-color="#dddddd" style:text-align-source="fix" style:repeat-content="false"/>
      <style:paragraph-properties fo:text-align="center" fo:margin-left="0cm"/>
      <style:text-properties style:font-name="Liberation Sans Narrow"/>
    </style:style>
    <style:style style:name="ce32" style:family="table-cell" style:parent-style-name="Default" style:data-style-name="N112">
      <style:table-cell-properties fo:background-color="#66ff99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33" style:family="table-cell" style:parent-style-name="Default" style:data-style-name="N4">
      <style:table-cell-properties fo:background-color="#dddddd" style:text-align-source="fix" style:repeat-content="false" fo:border="0.51pt dotted #000000"/>
      <style:paragraph-properties fo:text-align="center" fo:margin-left="0cm"/>
      <style:text-properties style:font-name="Liberation Sans Narrow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Liberation Sans Narrow"/>
    </style:style>
    <style:style style:name="ce35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lasma properties" table:style-name="ta1">
        <office:forms form:automatic-focus="false" form:apply-design-mode="false"/>
        <table:table-column table:style-name="co2" table:default-cell-style-name="ce14"/>
        <table:table-column table:style-name="co3" table:number-columns-repeated="2" table:default-cell-style-name="ce23"/>
        <table:table-column table:style-name="co4" table:default-cell-style-name="ce23"/>
        <table:table-column table:style-name="co3" table:default-cell-style-name="ce23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27"/>
        <table:table-column table:style-name="co8" table:default-cell-style-name="ce27"/>
        <table:table-column table:style-name="co7" table:default-cell-style-name="ce27"/>
        <table:table-column table:style-name="co7" table:default-cell-style-name="ce31"/>
        <table:table-column table:style-name="co6" table:default-cell-style-name="ce31"/>
        <table:table-column table:style-name="co7" table:default-cell-style-name="ce31"/>
        <table:table-column table:style-name="co9" table:number-columns-repeated="2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4" table:default-cell-style-name="ce34"/>
        <table:table-column table:style-name="co15" table:default-cell-style-name="ce34"/>
        <table:table-column table:style-name="co17" table:default-cell-style-name="ce34"/>
        <table:table-column table:style-name="co19" table:number-columns-repeated="2" table:default-cell-style-name="ce14"/>
        <table:table-column table:style-name="co18" table:number-columns-repeated="996" table:default-cell-style-name="ce14"/>
        <table:table-row table:style-name="ro1">
          <table:table-cell table:style-name="ce5" office:value-type="string" calcext:value-type="string">
            <text:p>CONST</text:p>
          </table:table-cell>
          <table:table-cell table:style-name="ce18" office:value-type="string" calcext:value-type="string" table:number-columns-spanned="4" table:number-rows-spanned="1">
            <text:p>DISTURBANCE</text:p>
          </table:table-cell>
          <table:covered-table-cell table:number-columns-repeated="3" table:style-name="ce18"/>
          <table:table-cell table:style-name="ce24" office:value-type="string" calcext:value-type="string" table:number-columns-spanned="3" table:number-rows-spanned="1">
            <text:p>SHEET</text:p>
          </table:table-cell>
          <table:covered-table-cell table:number-columns-repeated="2" table:style-name="ce24"/>
          <table:table-cell table:style-name="ce25" office:value-type="string" calcext:value-type="string" table:number-columns-spanned="3" table:number-rows-spanned="1">
            <text:p>NORTH LOBE</text:p>
          </table:table-cell>
          <table:covered-table-cell table:number-columns-repeated="2" table:style-name="ce28"/>
          <table:table-cell table:style-name="ce29" office:value-type="string" calcext:value-type="string" table:number-columns-spanned="3" table:number-rows-spanned="1">
            <text:p>SOUTH LOBE</text:p>
          </table:table-cell>
          <table:covered-table-cell table:number-columns-repeated="2" table:style-name="ce32"/>
          <table:table-cell table:style-name="ce18" office:value-type="string" calcext:value-type="string" table:number-columns-spanned="12" table:number-rows-spanned="1">
            <text:p>BALANCE</text:p>
          </table:table-cell>
          <table:covered-table-cell table:number-columns-repeated="11" table:style-name="ce18"/>
          <table:table-cell table:style-name="ce8" table:number-columns-repeated="2"/>
          <table:table-cell table:number-columns-repeated="996"/>
        </table:table-row>
        <table:table-row table:style-name="ro1">
          <table:table-cell table:style-name="ce5" office:value-type="string" calcext:value-type="string">
            <text:p>gamma</text:p>
          </table:table-cell>
          <table:table-cell table:style-name="ce18" office:value-type="string" calcext:value-type="string">
            <text:p>u_L</text:p>
          </table:table-cell>
          <table:table-cell table:style-name="ce18" office:value-type="string" calcext:value-type="string">
            <text:p>ρ_L</text:p>
          </table:table-cell>
          <table:table-cell table:style-name="ce18" office:value-type="string" calcext:value-type="string">
            <text:p>Bx_L</text:p>
          </table:table-cell>
          <table:table-cell table:style-name="ce18" office:value-type="string" calcext:value-type="string">
            <text:p>p_L</text:p>
          </table:table-cell>
          <table:table-cell table:style-name="ce24" office:value-type="string" calcext:value-type="string">
            <text:p>ρ_R</text:p>
          </table:table-cell>
          <table:table-cell table:style-name="ce24" office:value-type="string" calcext:value-type="string">
            <text:p>Bx_R</text:p>
          </table:table-cell>
          <table:table-cell table:style-name="ce24" office:value-type="string" calcext:value-type="string">
            <text:p>p_R</text:p>
          </table:table-cell>
          <table:table-cell table:style-name="ce25" office:value-type="string" calcext:value-type="string">
            <text:p>ρ_U</text:p>
          </table:table-cell>
          <table:table-cell table:style-name="ce25" office:value-type="string" calcext:value-type="string">
            <text:p>Bx_U</text:p>
          </table:table-cell>
          <table:table-cell table:style-name="ce25" office:value-type="string" calcext:value-type="string">
            <text:p>p_U</text:p>
          </table:table-cell>
          <table:table-cell table:style-name="ce29" office:value-type="string" calcext:value-type="string">
            <text:p>ρ_D</text:p>
          </table:table-cell>
          <table:table-cell table:style-name="ce29" office:value-type="string" calcext:value-type="string">
            <text:p>Bx_D</text:p>
          </table:table-cell>
          <table:table-cell table:style-name="ce29" office:value-type="string" calcext:value-type="string">
            <text:p>p_D</text:p>
          </table:table-cell>
          <table:table-cell table:style-name="ce18" office:value-type="string" calcext:value-type="string">
            <text:p>ptot_R</text:p>
          </table:table-cell>
          <table:table-cell table:style-name="ce18" office:value-type="string" calcext:value-type="string">
            <text:p>ptot_U</text:p>
          </table:table-cell>
          <table:table-cell table:style-name="ce18" office:value-type="string" calcext:value-type="string">
            <text:p>beta_U</text:p>
          </table:table-cell>
          <table:table-cell table:style-name="ce18" office:value-type="string" calcext:value-type="string">
            <text:p>sound_sh</text:p>
          </table:table-cell>
          <table:table-cell table:style-name="ce18" office:value-type="string" calcext:value-type="string">
            <text:p>alfven_lb</text:p>
          </table:table-cell>
          <table:table-cell table:style-name="ce18" office:value-type="string" calcext:value-type="string">
            <text:p>sound_lb</text:p>
          </table:table-cell>
          <table:table-cell table:style-name="ce18" office:value-type="string" calcext:value-type="string">
            <text:p>slow_ms_lb</text:p>
          </table:table-cell>
          <table:table-cell table:style-name="ce18" office:value-type="string" calcext:value-type="string">
            <text:p>fast_ms_lb</text:p>
          </table:table-cell>
          <table:table-cell table:style-name="ce18" office:value-type="string" calcext:value-type="string">
            <text:p>T_sh / T_dist</text:p>
          </table:table-cell>
          <table:table-cell table:style-name="ce18" office:value-type="string" calcext:value-type="string">
            <text:p>slow_ms_lb</text:p>
          </table:table-cell>
          <table:table-cell table:style-name="ce18" office:value-type="string" calcext:value-type="string">
            <text:p>fast_ms_lb</text:p>
          </table:table-cell>
          <table:table-cell table:style-name="ce18" office:value-type="string" calcext:value-type="string">
            <text:p>T_sh / T_lb</text:p>
          </table:table-cell>
          <table:table-cell table:style-name="ce8" office:value-type="string" calcext:value-type="string">
            <text:p>thinning front 16</text:p>
          </table:table-cell>
          <table:table-cell table:style-name="ce8" office:value-type="string" calcext:value-type="string">
            <text:p>thinning front 32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3]" office:value-type="float" office:value="0.5" calcext:value-type="float">
            <text:p>0.500000</text:p>
          </table:table-cell>
          <table:table-cell table:style-name="ce30" table:formula="of:=-[.J3]" office:value-type="float" office:value="1" calcext:value-type="float">
            <text:p>1.000000</text:p>
          </table:table-cell>
          <table:table-cell table:style-name="ce30" table:formula="of:=[.K3]" office:value-type="float" office:value="0.5" calcext:value-type="float">
            <text:p>0.500000</text:p>
          </table:table-cell>
          <table:table-cell table:style-name="ce33" table:formula="of:=[.H3]+0.5*[.G3]*[.G3]" office:value-type="float" office:value="1" calcext:value-type="float">
            <text:p>1.00</text:p>
          </table:table-cell>
          <table:table-cell table:style-name="ce33" table:formula="of:=[.K3]+0.5*[.J3]*[.J3]" office:value-type="float" office:value="1" calcext:value-type="float">
            <text:p>1.00</text:p>
          </table:table-cell>
          <table:table-cell table:style-name="ce33" table:formula="of:=[.K3]/(0.5*[.J3]*[.J3])" office:value-type="float" office:value="1" calcext:value-type="float">
            <text:p>1.00</text:p>
          </table:table-cell>
          <table:table-cell table:style-name="ce33" table:formula="of:=SQRT([.A3]*[.H3]/[.F3])" office:value-type="float" office:value="1.29099444873581" calcext:value-type="float">
            <text:p>1.29</text:p>
          </table:table-cell>
          <table:table-cell table:style-name="ce33" table:formula="of:=SQRT([.J3]*[.J3]/[.I3])" office:value-type="float" office:value="1.4142135623731" calcext:value-type="float">
            <text:p>1.41</text:p>
          </table:table-cell>
          <table:table-cell table:style-name="ce33" table:formula="of:=SQRT([.A3]*[.K3]/[.I3])" office:value-type="float" office:value="1.29099444873581" calcext:value-type="float">
            <text:p>1.29</text:p>
          </table:table-cell>
          <table:table-cell table:style-name="ce33" table:formula="of:=SQRT(0.5*([.T3]*[.T3]+[.S3]*[.S3]-ABS([.T3]*[.T3]-[.S3]*[.S3])))" office:value-type="float" office:value="1.29099444873581" calcext:value-type="float">
            <text:p>1.29</text:p>
          </table:table-cell>
          <table:table-cell table:style-name="ce33" table:formula="of:=SQRT(0.5*([.T3]*[.T3]+[.S3]*[.S3]+ABS([.T3]*[.T3]-[.S3]*[.S3])))" office:value-type="float" office:value="1.4142135623731" calcext:value-type="float">
            <text:p>1.41</text:p>
          </table:table-cell>
          <table:table-cell table:style-name="ce33" table:formula="of:=([.H3]/[.F3])/([.E3]/[.C3])" office:value-type="float" office:value="1" calcext:value-type="float">
            <text:p>1.00</text:p>
          </table:table-cell>
          <table:table-cell table:style-name="ce33" table:formula="of:=SQRT(1/2*([.T3]*[.T3]+[.S3]*[.S3]-ABS([.T3]*[.T3]-[.S3]*[.S3])))" office:value-type="float" office:value="1.29099444873581" calcext:value-type="float">
            <text:p>1.29</text:p>
          </table:table-cell>
          <table:table-cell table:style-name="ce33" table:formula="of:=SQRT(1/2*([.T3]*[.T3]+[.S3]*[.S3]+ABS([.T3]*[.T3]-[.S3]*[.S3])))" office:value-type="float" office:value="1.4142135623731" calcext:value-type="float">
            <text:p>1.41</text:p>
          </table:table-cell>
          <table:table-cell table:style-name="ce33" table:formula="of:=([.H3]/[.F3])/([.K3]/[.I3])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0.54" calcext:value-type="float">
            <text:p>0.54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4]" office:value-type="float" office:value="0.5" calcext:value-type="float">
            <text:p>0.500000</text:p>
          </table:table-cell>
          <table:table-cell table:style-name="ce30" table:formula="of:=-[.J4]" office:value-type="float" office:value="1" calcext:value-type="float">
            <text:p>1.000000</text:p>
          </table:table-cell>
          <table:table-cell table:style-name="ce30" table:formula="of:=[.K4]" office:value-type="float" office:value="0.5" calcext:value-type="float">
            <text:p>0.500000</text:p>
          </table:table-cell>
          <table:table-cell table:style-name="ce33" table:formula="of:=[.H4]+0.5*[.G4]*[.G4]" office:value-type="float" office:value="1" calcext:value-type="float">
            <text:p>1.00</text:p>
          </table:table-cell>
          <table:table-cell table:style-name="ce33" table:formula="of:=[.K4]+0.5*[.J4]*[.J4]" office:value-type="float" office:value="1" calcext:value-type="float">
            <text:p>1.00</text:p>
          </table:table-cell>
          <table:table-cell table:style-name="ce33" table:formula="of:=[.K4]/(0.5*[.J4]*[.J4])" office:value-type="float" office:value="1" calcext:value-type="float">
            <text:p>1.00</text:p>
          </table:table-cell>
          <table:table-cell table:style-name="ce33" table:formula="of:=SQRT([.A4]*[.H4]/[.F4])" office:value-type="float" office:value="1.29099444873581" calcext:value-type="float">
            <text:p>1.29</text:p>
          </table:table-cell>
          <table:table-cell table:style-name="ce33" table:formula="of:=SQRT([.J4]*[.J4]/[.I4])" office:value-type="float" office:value="1.4142135623731" calcext:value-type="float">
            <text:p>1.41</text:p>
          </table:table-cell>
          <table:table-cell table:style-name="ce33" table:formula="of:=SQRT([.A4]*[.K4]/[.I4])" office:value-type="float" office:value="1.29099444873581" calcext:value-type="float">
            <text:p>1.29</text:p>
          </table:table-cell>
          <table:table-cell table:style-name="ce33" table:formula="of:=SQRT(0.5*([.T4]*[.T4]+[.S4]*[.S4]-ABS([.T4]*[.T4]-[.S4]*[.S4])))" office:value-type="float" office:value="1.29099444873581" calcext:value-type="float">
            <text:p>1.29</text:p>
          </table:table-cell>
          <table:table-cell table:style-name="ce33" table:formula="of:=SQRT(0.5*([.T4]*[.T4]+[.S4]*[.S4]+ABS([.T4]*[.T4]-[.S4]*[.S4])))" office:value-type="float" office:value="1.4142135623731" calcext:value-type="float">
            <text:p>1.41</text:p>
          </table:table-cell>
          <table:table-cell table:style-name="ce33" table:formula="of:=([.H4]/[.F4])/([.E4]/[.C4])" office:value-type="float" office:value="1" calcext:value-type="float">
            <text:p>1.00</text:p>
          </table:table-cell>
          <table:table-cell table:style-name="ce33" table:formula="of:=SQRT(1/2*([.T4]*[.T4]+[.S4]*[.S4]-ABS([.T4]*[.T4]-[.S4]*[.S4])))" office:value-type="float" office:value="1.29099444873581" calcext:value-type="float">
            <text:p>1.29</text:p>
          </table:table-cell>
          <table:table-cell table:style-name="ce33" table:formula="of:=SQRT(1/2*([.T4]*[.T4]+[.S4]*[.S4]+ABS([.T4]*[.T4]-[.S4]*[.S4])))" office:value-type="float" office:value="1.4142135623731" calcext:value-type="float">
            <text:p>1.41</text:p>
          </table:table-cell>
          <table:table-cell table:style-name="ce33" table:formula="of:=([.H4]/[.F4])/([.K4]/[.I4])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39" calcext:value-type="float">
            <text:p>0.39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5]" office:value-type="float" office:value="0.395" calcext:value-type="float">
            <text:p>0.395000</text:p>
          </table:table-cell>
          <table:table-cell table:style-name="ce30" table:formula="of:=-[.J5]" office:value-type="float" office:value="1.1" calcext:value-type="float">
            <text:p>1.100000</text:p>
          </table:table-cell>
          <table:table-cell table:style-name="ce30" table:formula="of:=[.K5]" office:value-type="float" office:value="0.395" calcext:value-type="float">
            <text:p>0.395000</text:p>
          </table:table-cell>
          <table:table-cell table:style-name="ce33" table:formula="of:=[.H5]+0.5*[.G5]*[.G5]" office:value-type="float" office:value="1" calcext:value-type="float">
            <text:p>1.00</text:p>
          </table:table-cell>
          <table:table-cell table:style-name="ce33" table:formula="of:=[.K5]+0.5*[.J5]*[.J5]" office:value-type="float" office:value="1" calcext:value-type="float">
            <text:p>1.00</text:p>
          </table:table-cell>
          <table:table-cell table:style-name="ce33" table:formula="of:=[.K5]/(0.5*[.J5]*[.J5])" office:value-type="float" office:value="0.652892561983471" calcext:value-type="float">
            <text:p>0.65</text:p>
          </table:table-cell>
          <table:table-cell table:style-name="ce33" table:formula="of:=SQRT([.A5]*[.H5]/[.F5])" office:value-type="float" office:value="1.29099444873581" calcext:value-type="float">
            <text:p>1.29</text:p>
          </table:table-cell>
          <table:table-cell table:style-name="ce33" table:formula="of:=SQRT([.J5]*[.J5]/[.I5])" office:value-type="float" office:value="1.75022602518661" calcext:value-type="float">
            <text:p>1.75</text:p>
          </table:table-cell>
          <table:table-cell table:style-name="ce33" table:formula="of:=SQRT([.A5]*[.K5]/[.I5])" office:value-type="float" office:value="1.29099444873581" calcext:value-type="float">
            <text:p>1.29</text:p>
          </table:table-cell>
          <table:table-cell table:style-name="ce33" table:formula="of:=SQRT(0.5*([.T5]*[.T5]+[.S5]*[.S5]-ABS([.T5]*[.T5]-[.S5]*[.S5])))" office:value-type="float" office:value="1.29099444873581" calcext:value-type="float">
            <text:p>1.29</text:p>
          </table:table-cell>
          <table:table-cell table:style-name="ce33" table:formula="of:=SQRT(0.5*([.T5]*[.T5]+[.S5]*[.S5]+ABS([.T5]*[.T5]-[.S5]*[.S5])))" office:value-type="float" office:value="1.75022602518661" calcext:value-type="float">
            <text:p>1.75</text:p>
          </table:table-cell>
          <table:table-cell table:style-name="ce33" table:formula="of:=([.H5]/[.F5])/([.E5]/[.C5])" office:value-type="float" office:value="1" calcext:value-type="float">
            <text:p>1.00</text:p>
          </table:table-cell>
          <table:table-cell table:style-name="ce33" table:formula="of:=SQRT(1/2*([.T5]*[.T5]+[.S5]*[.S5]-ABS([.T5]*[.T5]-[.S5]*[.S5])))" office:value-type="float" office:value="1.29099444873581" calcext:value-type="float">
            <text:p>1.29</text:p>
          </table:table-cell>
          <table:table-cell table:style-name="ce33" table:formula="of:=SQRT(1/2*([.T5]*[.T5]+[.S5]*[.S5]+ABS([.T5]*[.T5]-[.S5]*[.S5])))" office:value-type="float" office:value="1.75022602518661" calcext:value-type="float">
            <text:p>1.75</text:p>
          </table:table-cell>
          <table:table-cell table:style-name="ce33" table:formula="of:=([.H5]/[.F5])/([.K5]/[.I5])" office:value-type="float" office:value="1" calcext:value-type="float">
            <text:p>1.00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6" calcext:value-type="float">
            <text:p>0.6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6]" office:value-type="float" office:value="0.395" calcext:value-type="float">
            <text:p>0.395000</text:p>
          </table:table-cell>
          <table:table-cell table:style-name="ce30" table:formula="of:=-[.J6]" office:value-type="float" office:value="1.1" calcext:value-type="float">
            <text:p>1.100000</text:p>
          </table:table-cell>
          <table:table-cell table:style-name="ce30" table:formula="of:=[.K6]" office:value-type="float" office:value="0.395" calcext:value-type="float">
            <text:p>0.395000</text:p>
          </table:table-cell>
          <table:table-cell table:style-name="ce33" table:formula="of:=[.H6]+0.5*[.G6]*[.G6]" office:value-type="float" office:value="1" calcext:value-type="float">
            <text:p>1.00</text:p>
          </table:table-cell>
          <table:table-cell table:style-name="ce33" table:formula="of:=[.K6]+0.5*[.J6]*[.J6]" office:value-type="float" office:value="1" calcext:value-type="float">
            <text:p>1.00</text:p>
          </table:table-cell>
          <table:table-cell table:style-name="ce33" table:formula="of:=[.K6]/(0.5*[.J6]*[.J6])" office:value-type="float" office:value="0.652892561983471" calcext:value-type="float">
            <text:p>0.65</text:p>
          </table:table-cell>
          <table:table-cell table:style-name="ce33" table:formula="of:=SQRT([.A6]*[.H6]/[.F6])" office:value-type="float" office:value="1.29099444873581" calcext:value-type="float">
            <text:p>1.29</text:p>
          </table:table-cell>
          <table:table-cell table:style-name="ce33" table:formula="of:=SQRT([.J6]*[.J6]/[.I6])" office:value-type="float" office:value="1.75022602518661" calcext:value-type="float">
            <text:p>1.75</text:p>
          </table:table-cell>
          <table:table-cell table:style-name="ce33" table:formula="of:=SQRT([.A6]*[.K6]/[.I6])" office:value-type="float" office:value="1.29099444873581" calcext:value-type="float">
            <text:p>1.29</text:p>
          </table:table-cell>
          <table:table-cell table:style-name="ce33" table:formula="of:=SQRT(0.5*([.T6]*[.T6]+[.S6]*[.S6]-ABS([.T6]*[.T6]-[.S6]*[.S6])))" office:value-type="float" office:value="1.29099444873581" calcext:value-type="float">
            <text:p>1.29</text:p>
          </table:table-cell>
          <table:table-cell table:style-name="ce33" table:formula="of:=SQRT(0.5*([.T6]*[.T6]+[.S6]*[.S6]+ABS([.T6]*[.T6]-[.S6]*[.S6])))" office:value-type="float" office:value="1.75022602518661" calcext:value-type="float">
            <text:p>1.75</text:p>
          </table:table-cell>
          <table:table-cell table:style-name="ce33" table:formula="of:=([.H6]/[.F6])/([.E6]/[.C6])" office:value-type="float" office:value="1" calcext:value-type="float">
            <text:p>1.00</text:p>
          </table:table-cell>
          <table:table-cell table:style-name="ce33" table:formula="of:=SQRT(1/2*([.T6]*[.T6]+[.S6]*[.S6]-ABS([.T6]*[.T6]-[.S6]*[.S6])))" office:value-type="float" office:value="1.29099444873581" calcext:value-type="float">
            <text:p>1.29</text:p>
          </table:table-cell>
          <table:table-cell table:style-name="ce33" table:formula="of:=SQRT(1/2*([.T6]*[.T6]+[.S6]*[.S6]+ABS([.T6]*[.T6]-[.S6]*[.S6])))" office:value-type="float" office:value="1.75022602518661" calcext:value-type="float">
            <text:p>1.75</text:p>
          </table:table-cell>
          <table:table-cell table:style-name="ce33" table:formula="of:=([.H6]/[.F6])/([.K6]/[.I6])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43" calcext:value-type="float">
            <text:p>0.43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7]" office:value-type="float" office:value="0.28" calcext:value-type="float">
            <text:p>0.280000</text:p>
          </table:table-cell>
          <table:table-cell table:style-name="ce30" table:formula="of:=-[.J7]" office:value-type="float" office:value="1.2" calcext:value-type="float">
            <text:p>1.200000</text:p>
          </table:table-cell>
          <table:table-cell table:style-name="ce30" table:formula="of:=[.K7]" office:value-type="float" office:value="0.28" calcext:value-type="float">
            <text:p>0.280000</text:p>
          </table:table-cell>
          <table:table-cell table:style-name="ce33" table:formula="of:=[.H7]+0.5*[.G7]*[.G7]" office:value-type="float" office:value="1" calcext:value-type="float">
            <text:p>1.00</text:p>
          </table:table-cell>
          <table:table-cell table:style-name="ce33" table:formula="of:=[.K7]+0.5*[.J7]*[.J7]" office:value-type="float" office:value="1" calcext:value-type="float">
            <text:p>1.00</text:p>
          </table:table-cell>
          <table:table-cell table:style-name="ce33" table:formula="of:=[.K7]/(0.5*[.J7]*[.J7])" office:value-type="float" office:value="0.388888888888889" calcext:value-type="float">
            <text:p>0.39</text:p>
          </table:table-cell>
          <table:table-cell table:style-name="ce33" table:formula="of:=SQRT([.A7]*[.H7]/[.F7])" office:value-type="float" office:value="1.29099444873581" calcext:value-type="float">
            <text:p>1.29</text:p>
          </table:table-cell>
          <table:table-cell table:style-name="ce33" table:formula="of:=SQRT([.J7]*[.J7]/[.I7])" office:value-type="float" office:value="2.26778683805536" calcext:value-type="float">
            <text:p>2.27</text:p>
          </table:table-cell>
          <table:table-cell table:style-name="ce33" table:formula="of:=SQRT([.A7]*[.K7]/[.I7])" office:value-type="float" office:value="1.29099444873581" calcext:value-type="float">
            <text:p>1.29</text:p>
          </table:table-cell>
          <table:table-cell table:style-name="ce33" table:formula="of:=SQRT(0.5*([.T7]*[.T7]+[.S7]*[.S7]-ABS([.T7]*[.T7]-[.S7]*[.S7])))" office:value-type="float" office:value="1.29099444873581" calcext:value-type="float">
            <text:p>1.29</text:p>
          </table:table-cell>
          <table:table-cell table:style-name="ce33" table:formula="of:=SQRT(0.5*([.T7]*[.T7]+[.S7]*[.S7]+ABS([.T7]*[.T7]-[.S7]*[.S7])))" office:value-type="float" office:value="2.26778683805536" calcext:value-type="float">
            <text:p>2.27</text:p>
          </table:table-cell>
          <table:table-cell table:style-name="ce33" table:formula="of:=([.H7]/[.F7])/([.E7]/[.C7])" office:value-type="float" office:value="1" calcext:value-type="float">
            <text:p>1.00</text:p>
          </table:table-cell>
          <table:table-cell table:style-name="ce33" table:formula="of:=SQRT(1/2*([.T7]*[.T7]+[.S7]*[.S7]-ABS([.T7]*[.T7]-[.S7]*[.S7])))" office:value-type="float" office:value="1.29099444873581" calcext:value-type="float">
            <text:p>1.29</text:p>
          </table:table-cell>
          <table:table-cell table:style-name="ce33" table:formula="of:=SQRT(1/2*([.T7]*[.T7]+[.S7]*[.S7]+ABS([.T7]*[.T7]-[.S7]*[.S7])))" office:value-type="float" office:value="2.26778683805536" calcext:value-type="float">
            <text:p>2.27</text:p>
          </table:table-cell>
          <table:table-cell table:style-name="ce33" table:formula="of:=([.H7]/[.F7])/([.K7]/[.I7])" office:value-type="float" office:value="1" calcext:value-type="float">
            <text:p>1.00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67" calcext:value-type="float">
            <text:p>0.67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8]" office:value-type="float" office:value="0.28" calcext:value-type="float">
            <text:p>0.280000</text:p>
          </table:table-cell>
          <table:table-cell table:style-name="ce30" table:formula="of:=-[.J8]" office:value-type="float" office:value="1.2" calcext:value-type="float">
            <text:p>1.200000</text:p>
          </table:table-cell>
          <table:table-cell table:style-name="ce30" table:formula="of:=[.K8]" office:value-type="float" office:value="0.28" calcext:value-type="float">
            <text:p>0.280000</text:p>
          </table:table-cell>
          <table:table-cell table:style-name="ce33" table:formula="of:=[.H8]+0.5*[.G8]*[.G8]" office:value-type="float" office:value="1" calcext:value-type="float">
            <text:p>1.00</text:p>
          </table:table-cell>
          <table:table-cell table:style-name="ce33" table:formula="of:=[.K8]+0.5*[.J8]*[.J8]" office:value-type="float" office:value="1" calcext:value-type="float">
            <text:p>1.00</text:p>
          </table:table-cell>
          <table:table-cell table:style-name="ce33" table:formula="of:=[.K8]/(0.5*[.J8]*[.J8])" office:value-type="float" office:value="0.388888888888889" calcext:value-type="float">
            <text:p>0.39</text:p>
          </table:table-cell>
          <table:table-cell table:style-name="ce33" table:formula="of:=SQRT([.A8]*[.H8]/[.F8])" office:value-type="float" office:value="1.29099444873581" calcext:value-type="float">
            <text:p>1.29</text:p>
          </table:table-cell>
          <table:table-cell table:style-name="ce33" table:formula="of:=SQRT([.J8]*[.J8]/[.I8])" office:value-type="float" office:value="2.26778683805536" calcext:value-type="float">
            <text:p>2.27</text:p>
          </table:table-cell>
          <table:table-cell table:style-name="ce33" table:formula="of:=SQRT([.A8]*[.K8]/[.I8])" office:value-type="float" office:value="1.29099444873581" calcext:value-type="float">
            <text:p>1.29</text:p>
          </table:table-cell>
          <table:table-cell table:style-name="ce33" table:formula="of:=SQRT(0.5*([.T8]*[.T8]+[.S8]*[.S8]-ABS([.T8]*[.T8]-[.S8]*[.S8])))" office:value-type="float" office:value="1.29099444873581" calcext:value-type="float">
            <text:p>1.29</text:p>
          </table:table-cell>
          <table:table-cell table:style-name="ce33" table:formula="of:=SQRT(0.5*([.T8]*[.T8]+[.S8]*[.S8]+ABS([.T8]*[.T8]-[.S8]*[.S8])))" office:value-type="float" office:value="2.26778683805536" calcext:value-type="float">
            <text:p>2.27</text:p>
          </table:table-cell>
          <table:table-cell table:style-name="ce33" table:formula="of:=([.H8]/[.F8])/([.E8]/[.C8])" office:value-type="float" office:value="1" calcext:value-type="float">
            <text:p>1.00</text:p>
          </table:table-cell>
          <table:table-cell table:style-name="ce33" table:formula="of:=SQRT(1/2*([.T8]*[.T8]+[.S8]*[.S8]-ABS([.T8]*[.T8]-[.S8]*[.S8])))" office:value-type="float" office:value="1.29099444873581" calcext:value-type="float">
            <text:p>1.29</text:p>
          </table:table-cell>
          <table:table-cell table:style-name="ce33" table:formula="of:=SQRT(1/2*([.T8]*[.T8]+[.S8]*[.S8]+ABS([.T8]*[.T8]-[.S8]*[.S8])))" office:value-type="float" office:value="2.26778683805536" calcext:value-type="float">
            <text:p>2.27</text:p>
          </table:table-cell>
          <table:table-cell table:style-name="ce33" table:formula="of:=([.H8]/[.F8])/([.K8]/[.I8])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47" calcext:value-type="float">
            <text:p>0.47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9]" office:value-type="float" office:value="0.155" calcext:value-type="float">
            <text:p>0.155000</text:p>
          </table:table-cell>
          <table:table-cell table:style-name="ce30" table:formula="of:=-[.J9]" office:value-type="float" office:value="1.3" calcext:value-type="float">
            <text:p>1.300000</text:p>
          </table:table-cell>
          <table:table-cell table:style-name="ce30" table:formula="of:=[.K9]" office:value-type="float" office:value="0.155" calcext:value-type="float">
            <text:p>0.155000</text:p>
          </table:table-cell>
          <table:table-cell table:style-name="ce33" table:formula="of:=[.H9]+0.5*[.G9]*[.G9]" office:value-type="float" office:value="1" calcext:value-type="float">
            <text:p>1.00</text:p>
          </table:table-cell>
          <table:table-cell table:style-name="ce33" table:formula="of:=[.K9]+0.5*[.J9]*[.J9]" office:value-type="float" office:value="1" calcext:value-type="float">
            <text:p>1.00</text:p>
          </table:table-cell>
          <table:table-cell table:style-name="ce33" table:formula="of:=[.K9]/(0.5*[.J9]*[.J9])" office:value-type="float" office:value="0.183431952662722" calcext:value-type="float">
            <text:p>0.18</text:p>
          </table:table-cell>
          <table:table-cell table:style-name="ce33" table:formula="of:=SQRT([.A9]*[.H9]/[.F9])" office:value-type="float" office:value="1.29099444873581" calcext:value-type="float">
            <text:p>1.29</text:p>
          </table:table-cell>
          <table:table-cell table:style-name="ce33" table:formula="of:=SQRT([.J9]*[.J9]/[.I9])" office:value-type="float" office:value="3.30200330200495" calcext:value-type="float">
            <text:p>3.30</text:p>
          </table:table-cell>
          <table:table-cell table:style-name="ce33" table:formula="of:=SQRT([.A9]*[.K9]/[.I9])" office:value-type="float" office:value="1.29099444873581" calcext:value-type="float">
            <text:p>1.29</text:p>
          </table:table-cell>
          <table:table-cell table:style-name="ce33" table:formula="of:=SQRT(0.5*([.T9]*[.T9]+[.S9]*[.S9]-ABS([.T9]*[.T9]-[.S9]*[.S9])))" office:value-type="float" office:value="1.29099444873581" calcext:value-type="float">
            <text:p>1.29</text:p>
          </table:table-cell>
          <table:table-cell table:style-name="ce33" table:formula="of:=SQRT(0.5*([.T9]*[.T9]+[.S9]*[.S9]+ABS([.T9]*[.T9]-[.S9]*[.S9])))" office:value-type="float" office:value="3.30200330200495" calcext:value-type="float">
            <text:p>3.30</text:p>
          </table:table-cell>
          <table:table-cell table:style-name="ce33" table:formula="of:=([.H9]/[.F9])/([.E9]/[.C9])" office:value-type="float" office:value="1" calcext:value-type="float">
            <text:p>1.00</text:p>
          </table:table-cell>
          <table:table-cell table:style-name="ce33" table:formula="of:=SQRT(1/2*([.T9]*[.T9]+[.S9]*[.S9]-ABS([.T9]*[.T9]-[.S9]*[.S9])))" office:value-type="float" office:value="1.29099444873581" calcext:value-type="float">
            <text:p>1.29</text:p>
          </table:table-cell>
          <table:table-cell table:style-name="ce33" table:formula="of:=SQRT(1/2*([.T9]*[.T9]+[.S9]*[.S9]+ABS([.T9]*[.T9]-[.S9]*[.S9])))" office:value-type="float" office:value="3.30200330200495" calcext:value-type="float">
            <text:p>3.30</text:p>
          </table:table-cell>
          <table:table-cell table:style-name="ce33" table:formula="of:=([.H9]/[.F9])/([.K9]/[.I9])" office:value-type="float" office:value="1" calcext:value-type="float">
            <text:p>1.00</text:p>
          </table:table-cell>
          <table:table-cell table:number-columns-repeated="2" table:style-name="ce8" office:value-type="float" office:value="0.74" calcext:value-type="float">
            <text:p>0.74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10]" office:value-type="float" office:value="0.155" calcext:value-type="float">
            <text:p>0.155000</text:p>
          </table:table-cell>
          <table:table-cell table:style-name="ce30" table:formula="of:=-[.J10]" office:value-type="float" office:value="1.3" calcext:value-type="float">
            <text:p>1.300000</text:p>
          </table:table-cell>
          <table:table-cell table:style-name="ce30" table:formula="of:=[.K10]" office:value-type="float" office:value="0.155" calcext:value-type="float">
            <text:p>0.155000</text:p>
          </table:table-cell>
          <table:table-cell table:style-name="ce33" table:formula="of:=[.H10]+0.5*[.G10]*[.G10]" office:value-type="float" office:value="1" calcext:value-type="float">
            <text:p>1.00</text:p>
          </table:table-cell>
          <table:table-cell table:style-name="ce33" table:formula="of:=[.K10]+0.5*[.J10]*[.J10]" office:value-type="float" office:value="1" calcext:value-type="float">
            <text:p>1.00</text:p>
          </table:table-cell>
          <table:table-cell table:style-name="ce33" table:formula="of:=[.K10]/(0.5*[.J10]*[.J10])" office:value-type="float" office:value="0.183431952662722" calcext:value-type="float">
            <text:p>0.18</text:p>
          </table:table-cell>
          <table:table-cell table:style-name="ce33" table:formula="of:=SQRT([.A10]*[.H10]/[.F10])" office:value-type="float" office:value="1.29099444873581" calcext:value-type="float">
            <text:p>1.29</text:p>
          </table:table-cell>
          <table:table-cell table:style-name="ce33" table:formula="of:=SQRT([.J10]*[.J10]/[.I10])" office:value-type="float" office:value="3.30200330200495" calcext:value-type="float">
            <text:p>3.30</text:p>
          </table:table-cell>
          <table:table-cell table:style-name="ce33" table:formula="of:=SQRT([.A10]*[.K10]/[.I10])" office:value-type="float" office:value="1.29099444873581" calcext:value-type="float">
            <text:p>1.29</text:p>
          </table:table-cell>
          <table:table-cell table:style-name="ce33" table:formula="of:=SQRT(0.5*([.T10]*[.T10]+[.S10]*[.S10]-ABS([.T10]*[.T10]-[.S10]*[.S10])))" office:value-type="float" office:value="1.29099444873581" calcext:value-type="float">
            <text:p>1.29</text:p>
          </table:table-cell>
          <table:table-cell table:style-name="ce33" table:formula="of:=SQRT(0.5*([.T10]*[.T10]+[.S10]*[.S10]+ABS([.T10]*[.T10]-[.S10]*[.S10])))" office:value-type="float" office:value="3.30200330200495" calcext:value-type="float">
            <text:p>3.30</text:p>
          </table:table-cell>
          <table:table-cell table:style-name="ce33" table:formula="of:=([.H10]/[.F10])/([.E10]/[.C10])" office:value-type="float" office:value="1" calcext:value-type="float">
            <text:p>1.00</text:p>
          </table:table-cell>
          <table:table-cell table:style-name="ce33" table:formula="of:=SQRT(1/2*([.T10]*[.T10]+[.S10]*[.S10]-ABS([.T10]*[.T10]-[.S10]*[.S10])))" office:value-type="float" office:value="1.29099444873581" calcext:value-type="float">
            <text:p>1.29</text:p>
          </table:table-cell>
          <table:table-cell table:style-name="ce33" table:formula="of:=SQRT(1/2*([.T10]*[.T10]+[.S10]*[.S10]+ABS([.T10]*[.T10]-[.S10]*[.S10])))" office:value-type="float" office:value="3.30200330200495" calcext:value-type="float">
            <text:p>3.30</text:p>
          </table:table-cell>
          <table:table-cell table:style-name="ce33" table:formula="of:=([.H10]/[.F10])/([.K10]/[.I10])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51" calcext:value-type="float">
            <text:p>0.51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" calcext:value-type="float">
            <text:p>1.0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11]" office:value-type="float" office:value="1" calcext:value-type="float">
            <text:p>1.000000</text:p>
          </table:table-cell>
          <table:table-cell table:style-name="ce30" table:formula="of:=-[.J11]" office:value-type="float" office:value="1" calcext:value-type="float">
            <text:p>1.000000</text:p>
          </table:table-cell>
          <table:table-cell table:style-name="ce30" table:formula="of:=[.K11]" office:value-type="float" office:value="0.5" calcext:value-type="float">
            <text:p>0.500000</text:p>
          </table:table-cell>
          <table:table-cell table:style-name="ce33" table:formula="of:=[.H11]+0.5*[.G11]*[.G11]" office:value-type="float" office:value="1" calcext:value-type="float">
            <text:p>1.00</text:p>
          </table:table-cell>
          <table:table-cell table:style-name="ce33" table:formula="of:=[.K11]+0.5*[.J11]*[.J11]" office:value-type="float" office:value="1" calcext:value-type="float">
            <text:p>1.00</text:p>
          </table:table-cell>
          <table:table-cell table:style-name="ce33" table:formula="of:=[.K11]/(0.5*[.J11]*[.J11])" office:value-type="float" office:value="1" calcext:value-type="float">
            <text:p>1.00</text:p>
          </table:table-cell>
          <table:table-cell table:style-name="ce33" table:formula="of:=SQRT([.A11]*[.H11]/[.F11])" office:value-type="float" office:value="1.29099444873581" calcext:value-type="float">
            <text:p>1.29</text:p>
          </table:table-cell>
          <table:table-cell table:style-name="ce33" table:formula="of:=SQRT([.J11]*[.J11]/[.I11])" office:value-type="float" office:value="1" calcext:value-type="float">
            <text:p>1.00</text:p>
          </table:table-cell>
          <table:table-cell table:style-name="ce33" table:formula="of:=SQRT([.A11]*[.K11]/[.I11])" office:value-type="float" office:value="0.912870929175277" calcext:value-type="float">
            <text:p>0.91</text:p>
          </table:table-cell>
          <table:table-cell table:style-name="ce33" table:formula="of:=SQRT(0.5*([.T11]*[.T11]+[.S11]*[.S11]-ABS([.T11]*[.T11]-[.S11]*[.S11])))" office:value-type="float" office:value="0.912870929175277" calcext:value-type="float">
            <text:p>0.91</text:p>
          </table:table-cell>
          <table:table-cell table:style-name="ce33" table:formula="of:=SQRT(0.5*([.T11]*[.T11]+[.S11]*[.S11]+ABS([.T11]*[.T11]-[.S11]*[.S11])))" office:value-type="float" office:value="1" calcext:value-type="float">
            <text:p>1.00</text:p>
          </table:table-cell>
          <table:table-cell table:style-name="ce33" table:formula="of:=([.H11]/[.F11])/([.E11]/[.C11])" office:value-type="float" office:value="1" calcext:value-type="float">
            <text:p>1.00</text:p>
          </table:table-cell>
          <table:table-cell table:style-name="ce33" table:formula="of:=SQRT(1/2*([.T11]*[.T11]+[.S11]*[.S11]-ABS([.T11]*[.T11]-[.S11]*[.S11])))" office:value-type="float" office:value="0.912870929175277" calcext:value-type="float">
            <text:p>0.91</text:p>
          </table:table-cell>
          <table:table-cell table:style-name="ce33" table:formula="of:=SQRT(1/2*([.T11]*[.T11]+[.S11]*[.S11]+ABS([.T11]*[.T11]-[.S11]*[.S11])))" office:value-type="float" office:value="1" calcext:value-type="float">
            <text:p>1.00</text:p>
          </table:table-cell>
          <table:table-cell table:style-name="ce33" table:formula="of:=([.H11]/[.F11])/([.K11]/[.I11])" office:value-type="float" office:value="2" calcext:value-type="float">
            <text:p>2.00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46" calcext:value-type="float">
            <text:p>0.46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" calcext:value-type="float">
            <text:p>1.0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12]" office:value-type="float" office:value="1" calcext:value-type="float">
            <text:p>1.000000</text:p>
          </table:table-cell>
          <table:table-cell table:style-name="ce30" table:formula="of:=-[.J12]" office:value-type="float" office:value="1" calcext:value-type="float">
            <text:p>1.000000</text:p>
          </table:table-cell>
          <table:table-cell table:style-name="ce30" table:formula="of:=[.K12]" office:value-type="float" office:value="0.5" calcext:value-type="float">
            <text:p>0.500000</text:p>
          </table:table-cell>
          <table:table-cell table:style-name="ce33" table:formula="of:=[.H12]+0.5*[.G12]*[.G12]" office:value-type="float" office:value="1" calcext:value-type="float">
            <text:p>1.00</text:p>
          </table:table-cell>
          <table:table-cell table:style-name="ce33" table:formula="of:=[.K12]+0.5*[.J12]*[.J12]" office:value-type="float" office:value="1" calcext:value-type="float">
            <text:p>1.00</text:p>
          </table:table-cell>
          <table:table-cell table:style-name="ce33" table:formula="of:=[.K12]/(0.5*[.J12]*[.J12])" office:value-type="float" office:value="1" calcext:value-type="float">
            <text:p>1.00</text:p>
          </table:table-cell>
          <table:table-cell table:style-name="ce33" table:formula="of:=SQRT([.A12]*[.H12]/[.F12])" office:value-type="float" office:value="1.29099444873581" calcext:value-type="float">
            <text:p>1.29</text:p>
          </table:table-cell>
          <table:table-cell table:style-name="ce33" table:formula="of:=SQRT([.J12]*[.J12]/[.I12])" office:value-type="float" office:value="1" calcext:value-type="float">
            <text:p>1.00</text:p>
          </table:table-cell>
          <table:table-cell table:style-name="ce33" table:formula="of:=SQRT([.A12]*[.K12]/[.I12])" office:value-type="float" office:value="0.912870929175277" calcext:value-type="float">
            <text:p>0.91</text:p>
          </table:table-cell>
          <table:table-cell table:style-name="ce33" table:formula="of:=SQRT(0.5*([.T12]*[.T12]+[.S12]*[.S12]-ABS([.T12]*[.T12]-[.S12]*[.S12])))" office:value-type="float" office:value="0.912870929175277" calcext:value-type="float">
            <text:p>0.91</text:p>
          </table:table-cell>
          <table:table-cell table:style-name="ce33" table:formula="of:=SQRT(0.5*([.T12]*[.T12]+[.S12]*[.S12]+ABS([.T12]*[.T12]-[.S12]*[.S12])))" office:value-type="float" office:value="1" calcext:value-type="float">
            <text:p>1.00</text:p>
          </table:table-cell>
          <table:table-cell table:style-name="ce33" table:formula="of:=([.H12]/[.F12])/([.E12]/[.C12])" office:value-type="float" office:value="1" calcext:value-type="float">
            <text:p>1.00</text:p>
          </table:table-cell>
          <table:table-cell table:style-name="ce33" table:formula="of:=SQRT(1/2*([.T12]*[.T12]+[.S12]*[.S12]-ABS([.T12]*[.T12]-[.S12]*[.S12])))" office:value-type="float" office:value="0.912870929175277" calcext:value-type="float">
            <text:p>0.91</text:p>
          </table:table-cell>
          <table:table-cell table:style-name="ce33" table:formula="of:=SQRT(1/2*([.T12]*[.T12]+[.S12]*[.S12]+ABS([.T12]*[.T12]-[.S12]*[.S12])))" office:value-type="float" office:value="1" calcext:value-type="float">
            <text:p>1.00</text:p>
          </table:table-cell>
          <table:table-cell table:style-name="ce33" table:formula="of:=([.H12]/[.F12])/([.K12]/[.I12])" office:value-type="float" office:value="2" calcext:value-type="float">
            <text:p>2.00</text:p>
          </table:table-cell>
          <table:table-cell table:style-name="ce8"/>
          <table:table-cell table:style-name="ce8" office:value-type="float" office:value="0.37" calcext:value-type="float">
            <text:p>0.37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79" calcext:value-type="float">
            <text:p>0.790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13]" office:value-type="float" office:value="0.79" calcext:value-type="float">
            <text:p>0.790000</text:p>
          </table:table-cell>
          <table:table-cell table:style-name="ce30" table:formula="of:=-[.J13]" office:value-type="float" office:value="1.1" calcext:value-type="float">
            <text:p>1.100000</text:p>
          </table:table-cell>
          <table:table-cell table:style-name="ce30" table:formula="of:=[.K13]" office:value-type="float" office:value="0.395" calcext:value-type="float">
            <text:p>0.395000</text:p>
          </table:table-cell>
          <table:table-cell table:style-name="ce33" table:formula="of:=[.H13]+0.5*[.G13]*[.G13]" office:value-type="float" office:value="1" calcext:value-type="float">
            <text:p>1.00</text:p>
          </table:table-cell>
          <table:table-cell table:style-name="ce33" table:formula="of:=[.K13]+0.5*[.J13]*[.J13]" office:value-type="float" office:value="1" calcext:value-type="float">
            <text:p>1.00</text:p>
          </table:table-cell>
          <table:table-cell table:style-name="ce33" table:formula="of:=[.K13]/(0.5*[.J13]*[.J13])" office:value-type="float" office:value="0.652892561983471" calcext:value-type="float">
            <text:p>0.65</text:p>
          </table:table-cell>
          <table:table-cell table:style-name="ce33" table:formula="of:=SQRT([.A13]*[.H13]/[.F13])" office:value-type="float" office:value="1.29099444873581" calcext:value-type="float">
            <text:p>1.29</text:p>
          </table:table-cell>
          <table:table-cell table:style-name="ce33" table:formula="of:=SQRT([.J13]*[.J13]/[.I13])" office:value-type="float" office:value="1.23759669101863" calcext:value-type="float">
            <text:p>1.24</text:p>
          </table:table-cell>
          <table:table-cell table:style-name="ce33" table:formula="of:=SQRT([.A13]*[.K13]/[.I13])" office:value-type="float" office:value="0.912870929175277" calcext:value-type="float">
            <text:p>0.91</text:p>
          </table:table-cell>
          <table:table-cell table:style-name="ce33" table:formula="of:=SQRT(0.5*([.T13]*[.T13]+[.S13]*[.S13]-ABS([.T13]*[.T13]-[.S13]*[.S13])))" office:value-type="float" office:value="0.912870929175277" calcext:value-type="float">
            <text:p>0.91</text:p>
          </table:table-cell>
          <table:table-cell table:style-name="ce33" table:formula="of:=SQRT(0.5*([.T13]*[.T13]+[.S13]*[.S13]+ABS([.T13]*[.T13]-[.S13]*[.S13])))" office:value-type="float" office:value="1.23759669101863" calcext:value-type="float">
            <text:p>1.24</text:p>
          </table:table-cell>
          <table:table-cell table:style-name="ce33" table:formula="of:=([.H13]/[.F13])/([.E13]/[.C13])" office:value-type="float" office:value="1" calcext:value-type="float">
            <text:p>1.00</text:p>
          </table:table-cell>
          <table:table-cell table:style-name="ce33" table:formula="of:=SQRT(1/2*([.T13]*[.T13]+[.S13]*[.S13]-ABS([.T13]*[.T13]-[.S13]*[.S13])))" office:value-type="float" office:value="0.912870929175277" calcext:value-type="float">
            <text:p>0.91</text:p>
          </table:table-cell>
          <table:table-cell table:style-name="ce33" table:formula="of:=SQRT(1/2*([.T13]*[.T13]+[.S13]*[.S13]+ABS([.T13]*[.T13]-[.S13]*[.S13])))" office:value-type="float" office:value="1.23759669101863" calcext:value-type="float">
            <text:p>1.24</text:p>
          </table:table-cell>
          <table:table-cell table:style-name="ce33" table:formula="of:=([.H13]/[.F13])/([.K13]/[.I13])" office:value-type="float" office:value="2" calcext:value-type="float">
            <text:p>2.00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0.52" calcext:value-type="float">
            <text:p>0.52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79" calcext:value-type="float">
            <text:p>0.790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14]" office:value-type="float" office:value="0.79" calcext:value-type="float">
            <text:p>0.790000</text:p>
          </table:table-cell>
          <table:table-cell table:style-name="ce30" table:formula="of:=-[.J14]" office:value-type="float" office:value="1.1" calcext:value-type="float">
            <text:p>1.100000</text:p>
          </table:table-cell>
          <table:table-cell table:style-name="ce30" table:formula="of:=[.K14]" office:value-type="float" office:value="0.395" calcext:value-type="float">
            <text:p>0.395000</text:p>
          </table:table-cell>
          <table:table-cell table:style-name="ce33" table:formula="of:=[.H14]+0.5*[.G14]*[.G14]" office:value-type="float" office:value="1" calcext:value-type="float">
            <text:p>1.00</text:p>
          </table:table-cell>
          <table:table-cell table:style-name="ce33" table:formula="of:=[.K14]+0.5*[.J14]*[.J14]" office:value-type="float" office:value="1" calcext:value-type="float">
            <text:p>1.00</text:p>
          </table:table-cell>
          <table:table-cell table:style-name="ce33" table:formula="of:=[.K14]/(0.5*[.J14]*[.J14])" office:value-type="float" office:value="0.652892561983471" calcext:value-type="float">
            <text:p>0.65</text:p>
          </table:table-cell>
          <table:table-cell table:style-name="ce33" table:formula="of:=SQRT([.A14]*[.H14]/[.F14])" office:value-type="float" office:value="1.29099444873581" calcext:value-type="float">
            <text:p>1.29</text:p>
          </table:table-cell>
          <table:table-cell table:style-name="ce33" table:formula="of:=SQRT([.J14]*[.J14]/[.I14])" office:value-type="float" office:value="1.23759669101863" calcext:value-type="float">
            <text:p>1.24</text:p>
          </table:table-cell>
          <table:table-cell table:style-name="ce33" table:formula="of:=SQRT([.A14]*[.K14]/[.I14])" office:value-type="float" office:value="0.912870929175277" calcext:value-type="float">
            <text:p>0.91</text:p>
          </table:table-cell>
          <table:table-cell table:style-name="ce33" table:formula="of:=SQRT(0.5*([.T14]*[.T14]+[.S14]*[.S14]-ABS([.T14]*[.T14]-[.S14]*[.S14])))" office:value-type="float" office:value="0.912870929175277" calcext:value-type="float">
            <text:p>0.91</text:p>
          </table:table-cell>
          <table:table-cell table:style-name="ce33" table:formula="of:=SQRT(0.5*([.T14]*[.T14]+[.S14]*[.S14]+ABS([.T14]*[.T14]-[.S14]*[.S14])))" office:value-type="float" office:value="1.23759669101863" calcext:value-type="float">
            <text:p>1.24</text:p>
          </table:table-cell>
          <table:table-cell table:style-name="ce33" table:formula="of:=([.H14]/[.F14])/([.E14]/[.C14])" office:value-type="float" office:value="1" calcext:value-type="float">
            <text:p>1.00</text:p>
          </table:table-cell>
          <table:table-cell table:style-name="ce33" table:formula="of:=SQRT(1/2*([.T14]*[.T14]+[.S14]*[.S14]-ABS([.T14]*[.T14]-[.S14]*[.S14])))" office:value-type="float" office:value="0.912870929175277" calcext:value-type="float">
            <text:p>0.91</text:p>
          </table:table-cell>
          <table:table-cell table:style-name="ce33" table:formula="of:=SQRT(1/2*([.T14]*[.T14]+[.S14]*[.S14]+ABS([.T14]*[.T14]-[.S14]*[.S14])))" office:value-type="float" office:value="1.23759669101863" calcext:value-type="float">
            <text:p>1.24</text:p>
          </table:table-cell>
          <table:table-cell table:style-name="ce33" table:formula="of:=([.H14]/[.F14])/([.K14]/[.I14])" office:value-type="float" office:value="2" calcext:value-type="float">
            <text:p>2.00</text:p>
          </table:table-cell>
          <table:table-cell table:style-name="ce8"/>
          <table:table-cell table:style-name="ce8" office:value-type="float" office:value="0.41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56" calcext:value-type="float">
            <text:p>0.56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15]" office:value-type="float" office:value="0.56" calcext:value-type="float">
            <text:p>0.560000</text:p>
          </table:table-cell>
          <table:table-cell table:style-name="ce30" table:formula="of:=-[.J15]" office:value-type="float" office:value="1.2" calcext:value-type="float">
            <text:p>1.200000</text:p>
          </table:table-cell>
          <table:table-cell table:style-name="ce30" table:formula="of:=[.K15]" office:value-type="float" office:value="0.28" calcext:value-type="float">
            <text:p>0.280000</text:p>
          </table:table-cell>
          <table:table-cell table:style-name="ce33" table:formula="of:=[.H15]+0.5*[.G15]*[.G15]" office:value-type="float" office:value="1" calcext:value-type="float">
            <text:p>1.00</text:p>
          </table:table-cell>
          <table:table-cell table:style-name="ce33" table:formula="of:=[.K15]+0.5*[.J15]*[.J15]" office:value-type="float" office:value="1" calcext:value-type="float">
            <text:p>1.00</text:p>
          </table:table-cell>
          <table:table-cell table:style-name="ce33" table:formula="of:=[.K15]/(0.5*[.J15]*[.J15])" office:value-type="float" office:value="0.388888888888889" calcext:value-type="float">
            <text:p>0.39</text:p>
          </table:table-cell>
          <table:table-cell table:style-name="ce33" table:formula="of:=SQRT([.A15]*[.H15]/[.F15])" office:value-type="float" office:value="1.29099444873581" calcext:value-type="float">
            <text:p>1.29</text:p>
          </table:table-cell>
          <table:table-cell table:style-name="ce33" table:formula="of:=SQRT([.J15]*[.J15]/[.I15])" office:value-type="float" office:value="1.60356745147455" calcext:value-type="float">
            <text:p>1.60</text:p>
          </table:table-cell>
          <table:table-cell table:style-name="ce33" table:formula="of:=SQRT([.A15]*[.K15]/[.I15])" office:value-type="float" office:value="0.912870929175277" calcext:value-type="float">
            <text:p>0.91</text:p>
          </table:table-cell>
          <table:table-cell table:style-name="ce33" table:formula="of:=SQRT(0.5*([.T15]*[.T15]+[.S15]*[.S15]-ABS([.T15]*[.T15]-[.S15]*[.S15])))" office:value-type="float" office:value="0.912870929175277" calcext:value-type="float">
            <text:p>0.91</text:p>
          </table:table-cell>
          <table:table-cell table:style-name="ce33" table:formula="of:=SQRT(0.5*([.T15]*[.T15]+[.S15]*[.S15]+ABS([.T15]*[.T15]-[.S15]*[.S15])))" office:value-type="float" office:value="1.60356745147455" calcext:value-type="float">
            <text:p>1.60</text:p>
          </table:table-cell>
          <table:table-cell table:style-name="ce33" table:formula="of:=([.H15]/[.F15])/([.E15]/[.C15])" office:value-type="float" office:value="1" calcext:value-type="float">
            <text:p>1.00</text:p>
          </table:table-cell>
          <table:table-cell table:style-name="ce33" table:formula="of:=SQRT(1/2*([.T15]*[.T15]+[.S15]*[.S15]-ABS([.T15]*[.T15]-[.S15]*[.S15])))" office:value-type="float" office:value="0.912870929175277" calcext:value-type="float">
            <text:p>0.91</text:p>
          </table:table-cell>
          <table:table-cell table:style-name="ce33" table:formula="of:=SQRT(1/2*([.T15]*[.T15]+[.S15]*[.S15]+ABS([.T15]*[.T15]-[.S15]*[.S15])))" office:value-type="float" office:value="1.60356745147455" calcext:value-type="float">
            <text:p>1.60</text:p>
          </table:table-cell>
          <table:table-cell table:style-name="ce33" table:formula="of:=([.H15]/[.F15])/([.K15]/[.I15])" office:value-type="float" office:value="2" calcext:value-type="float">
            <text:p>2.00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9" calcext:value-type="float">
            <text:p>0.59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56" calcext:value-type="float">
            <text:p>0.56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16]" office:value-type="float" office:value="0.56" calcext:value-type="float">
            <text:p>0.560000</text:p>
          </table:table-cell>
          <table:table-cell table:style-name="ce30" table:formula="of:=-[.J16]" office:value-type="float" office:value="1.2" calcext:value-type="float">
            <text:p>1.200000</text:p>
          </table:table-cell>
          <table:table-cell table:style-name="ce30" table:formula="of:=[.K16]" office:value-type="float" office:value="0.28" calcext:value-type="float">
            <text:p>0.280000</text:p>
          </table:table-cell>
          <table:table-cell table:style-name="ce33" table:formula="of:=[.H16]+0.5*[.G16]*[.G16]" office:value-type="float" office:value="1" calcext:value-type="float">
            <text:p>1.00</text:p>
          </table:table-cell>
          <table:table-cell table:style-name="ce33" table:formula="of:=[.K16]+0.5*[.J16]*[.J16]" office:value-type="float" office:value="1" calcext:value-type="float">
            <text:p>1.00</text:p>
          </table:table-cell>
          <table:table-cell table:style-name="ce33" table:formula="of:=[.K16]/(0.5*[.J16]*[.J16])" office:value-type="float" office:value="0.388888888888889" calcext:value-type="float">
            <text:p>0.39</text:p>
          </table:table-cell>
          <table:table-cell table:style-name="ce33" table:formula="of:=SQRT([.A16]*[.H16]/[.F16])" office:value-type="float" office:value="1.29099444873581" calcext:value-type="float">
            <text:p>1.29</text:p>
          </table:table-cell>
          <table:table-cell table:style-name="ce33" table:formula="of:=SQRT([.J16]*[.J16]/[.I16])" office:value-type="float" office:value="1.60356745147455" calcext:value-type="float">
            <text:p>1.60</text:p>
          </table:table-cell>
          <table:table-cell table:style-name="ce33" table:formula="of:=SQRT([.A16]*[.K16]/[.I16])" office:value-type="float" office:value="0.912870929175277" calcext:value-type="float">
            <text:p>0.91</text:p>
          </table:table-cell>
          <table:table-cell table:style-name="ce33" table:formula="of:=SQRT(0.5*([.T16]*[.T16]+[.S16]*[.S16]-ABS([.T16]*[.T16]-[.S16]*[.S16])))" office:value-type="float" office:value="0.912870929175277" calcext:value-type="float">
            <text:p>0.91</text:p>
          </table:table-cell>
          <table:table-cell table:style-name="ce33" table:formula="of:=SQRT(0.5*([.T16]*[.T16]+[.S16]*[.S16]+ABS([.T16]*[.T16]-[.S16]*[.S16])))" office:value-type="float" office:value="1.60356745147455" calcext:value-type="float">
            <text:p>1.60</text:p>
          </table:table-cell>
          <table:table-cell table:style-name="ce33" table:formula="of:=([.H16]/[.F16])/([.E16]/[.C16])" office:value-type="float" office:value="1" calcext:value-type="float">
            <text:p>1.00</text:p>
          </table:table-cell>
          <table:table-cell table:style-name="ce33" table:formula="of:=SQRT(1/2*([.T16]*[.T16]+[.S16]*[.S16]-ABS([.T16]*[.T16]-[.S16]*[.S16])))" office:value-type="float" office:value="0.912870929175277" calcext:value-type="float">
            <text:p>0.91</text:p>
          </table:table-cell>
          <table:table-cell table:style-name="ce33" table:formula="of:=SQRT(1/2*([.T16]*[.T16]+[.S16]*[.S16]+ABS([.T16]*[.T16]-[.S16]*[.S16])))" office:value-type="float" office:value="1.60356745147455" calcext:value-type="float">
            <text:p>1.60</text:p>
          </table:table-cell>
          <table:table-cell table:style-name="ce33" table:formula="of:=([.H16]/[.F16])/([.K16]/[.I16])" office:value-type="float" office:value="2" calcext:value-type="float">
            <text:p>2.00</text:p>
          </table:table-cell>
          <table:table-cell table:style-name="ce8"/>
          <table:table-cell table:style-name="ce8" office:value-type="float" office:value="0.45" calcext:value-type="float">
            <text:p>0.45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31" calcext:value-type="float">
            <text:p>0.310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17]" office:value-type="float" office:value="0.31" calcext:value-type="float">
            <text:p>0.310000</text:p>
          </table:table-cell>
          <table:table-cell table:style-name="ce30" table:formula="of:=-[.J17]" office:value-type="float" office:value="1.3" calcext:value-type="float">
            <text:p>1.300000</text:p>
          </table:table-cell>
          <table:table-cell table:style-name="ce30" table:formula="of:=[.K17]" office:value-type="float" office:value="0.155" calcext:value-type="float">
            <text:p>0.155000</text:p>
          </table:table-cell>
          <table:table-cell table:style-name="ce33" table:formula="of:=[.H17]+0.5*[.G17]*[.G17]" office:value-type="float" office:value="1" calcext:value-type="float">
            <text:p>1.00</text:p>
          </table:table-cell>
          <table:table-cell table:style-name="ce33" table:formula="of:=[.K17]+0.5*[.J17]*[.J17]" office:value-type="float" office:value="1" calcext:value-type="float">
            <text:p>1.00</text:p>
          </table:table-cell>
          <table:table-cell table:style-name="ce33" table:formula="of:=[.K17]/(0.5*[.J17]*[.J17])" office:value-type="float" office:value="0.183431952662722" calcext:value-type="float">
            <text:p>0.18</text:p>
          </table:table-cell>
          <table:table-cell table:style-name="ce33" table:formula="of:=SQRT([.A17]*[.H17]/[.F17])" office:value-type="float" office:value="1.29099444873581" calcext:value-type="float">
            <text:p>1.29</text:p>
          </table:table-cell>
          <table:table-cell table:style-name="ce33" table:formula="of:=SQRT([.J17]*[.J17]/[.I17])" office:value-type="float" office:value="2.33486892634807" calcext:value-type="float">
            <text:p>2.33</text:p>
          </table:table-cell>
          <table:table-cell table:style-name="ce33" table:formula="of:=SQRT([.A17]*[.K17]/[.I17])" office:value-type="float" office:value="0.912870929175277" calcext:value-type="float">
            <text:p>0.91</text:p>
          </table:table-cell>
          <table:table-cell table:style-name="ce33" table:formula="of:=SQRT(0.5*([.T17]*[.T17]+[.S17]*[.S17]-ABS([.T17]*[.T17]-[.S17]*[.S17])))" office:value-type="float" office:value="0.912870929175277" calcext:value-type="float">
            <text:p>0.91</text:p>
          </table:table-cell>
          <table:table-cell table:style-name="ce33" table:formula="of:=SQRT(0.5*([.T17]*[.T17]+[.S17]*[.S17]+ABS([.T17]*[.T17]-[.S17]*[.S17])))" office:value-type="float" office:value="2.33486892634807" calcext:value-type="float">
            <text:p>2.33</text:p>
          </table:table-cell>
          <table:table-cell table:style-name="ce33" table:formula="of:=([.H17]/[.F17])/([.E17]/[.C17])" office:value-type="float" office:value="1" calcext:value-type="float">
            <text:p>1.00</text:p>
          </table:table-cell>
          <table:table-cell table:style-name="ce33" table:formula="of:=SQRT(1/2*([.T17]*[.T17]+[.S17]*[.S17]-ABS([.T17]*[.T17]-[.S17]*[.S17])))" office:value-type="float" office:value="0.912870929175277" calcext:value-type="float">
            <text:p>0.91</text:p>
          </table:table-cell>
          <table:table-cell table:style-name="ce33" table:formula="of:=SQRT(1/2*([.T17]*[.T17]+[.S17]*[.S17]+ABS([.T17]*[.T17]-[.S17]*[.S17])))" office:value-type="float" office:value="2.33486892634807" calcext:value-type="float">
            <text:p>2.33</text:p>
          </table:table-cell>
          <table:table-cell table:style-name="ce33" table:formula="of:=([.H17]/[.F17])/([.K17]/[.I17])" office:value-type="float" office:value="2" calcext:value-type="float">
            <text:p>2.00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9" calcext:value-type="float">
            <text:p>0.69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31" calcext:value-type="float">
            <text:p>0.310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18]" office:value-type="float" office:value="0.31" calcext:value-type="float">
            <text:p>0.310000</text:p>
          </table:table-cell>
          <table:table-cell table:style-name="ce30" table:formula="of:=-[.J18]" office:value-type="float" office:value="1.3" calcext:value-type="float">
            <text:p>1.300000</text:p>
          </table:table-cell>
          <table:table-cell table:style-name="ce30" table:formula="of:=[.K18]" office:value-type="float" office:value="0.155" calcext:value-type="float">
            <text:p>0.155000</text:p>
          </table:table-cell>
          <table:table-cell table:style-name="ce33" table:formula="of:=[.H18]+0.5*[.G18]*[.G18]" office:value-type="float" office:value="1" calcext:value-type="float">
            <text:p>1.00</text:p>
          </table:table-cell>
          <table:table-cell table:style-name="ce33" table:formula="of:=[.K18]+0.5*[.J18]*[.J18]" office:value-type="float" office:value="1" calcext:value-type="float">
            <text:p>1.00</text:p>
          </table:table-cell>
          <table:table-cell table:style-name="ce33" table:formula="of:=[.K18]/(0.5*[.J18]*[.J18])" office:value-type="float" office:value="0.183431952662722" calcext:value-type="float">
            <text:p>0.18</text:p>
          </table:table-cell>
          <table:table-cell table:style-name="ce33" table:formula="of:=SQRT([.A18]*[.H18]/[.F18])" office:value-type="float" office:value="1.29099444873581" calcext:value-type="float">
            <text:p>1.29</text:p>
          </table:table-cell>
          <table:table-cell table:style-name="ce33" table:formula="of:=SQRT([.J18]*[.J18]/[.I18])" office:value-type="float" office:value="2.33486892634807" calcext:value-type="float">
            <text:p>2.33</text:p>
          </table:table-cell>
          <table:table-cell table:style-name="ce33" table:formula="of:=SQRT([.A18]*[.K18]/[.I18])" office:value-type="float" office:value="0.912870929175277" calcext:value-type="float">
            <text:p>0.91</text:p>
          </table:table-cell>
          <table:table-cell table:style-name="ce33" table:formula="of:=SQRT(0.5*([.T18]*[.T18]+[.S18]*[.S18]-ABS([.T18]*[.T18]-[.S18]*[.S18])))" office:value-type="float" office:value="0.912870929175277" calcext:value-type="float">
            <text:p>0.91</text:p>
          </table:table-cell>
          <table:table-cell table:style-name="ce33" table:formula="of:=SQRT(0.5*([.T18]*[.T18]+[.S18]*[.S18]+ABS([.T18]*[.T18]-[.S18]*[.S18])))" office:value-type="float" office:value="2.33486892634807" calcext:value-type="float">
            <text:p>2.33</text:p>
          </table:table-cell>
          <table:table-cell table:style-name="ce33" table:formula="of:=([.H18]/[.F18])/([.E18]/[.C18])" office:value-type="float" office:value="1" calcext:value-type="float">
            <text:p>1.00</text:p>
          </table:table-cell>
          <table:table-cell table:style-name="ce33" table:formula="of:=SQRT(1/2*([.T18]*[.T18]+[.S18]*[.S18]-ABS([.T18]*[.T18]-[.S18]*[.S18])))" office:value-type="float" office:value="0.912870929175277" calcext:value-type="float">
            <text:p>0.91</text:p>
          </table:table-cell>
          <table:table-cell table:style-name="ce33" table:formula="of:=SQRT(1/2*([.T18]*[.T18]+[.S18]*[.S18]+ABS([.T18]*[.T18]-[.S18]*[.S18])))" office:value-type="float" office:value="2.33486892634807" calcext:value-type="float">
            <text:p>2.33</text:p>
          </table:table-cell>
          <table:table-cell table:style-name="ce33" table:formula="of:=([.H18]/[.F18])/([.K18]/[.I18])" office:value-type="float" office:value="2" calcext:value-type="float">
            <text:p>2.00</text:p>
          </table:table-cell>
          <table:table-cell table:style-name="ce8"/>
          <table:table-cell table:style-name="ce8" office:value-type="float" office:value="0.49" calcext:value-type="float">
            <text:p>0.49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2.5" calcext:value-type="float">
            <text:p>2.5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19]" office:value-type="float" office:value="2.5" calcext:value-type="float">
            <text:p>2.500000</text:p>
          </table:table-cell>
          <table:table-cell table:style-name="ce30" table:formula="of:=-[.J19]" office:value-type="float" office:value="1" calcext:value-type="float">
            <text:p>1.000000</text:p>
          </table:table-cell>
          <table:table-cell table:style-name="ce30" table:formula="of:=[.K19]" office:value-type="float" office:value="0.5" calcext:value-type="float">
            <text:p>0.500000</text:p>
          </table:table-cell>
          <table:table-cell table:style-name="ce33" table:formula="of:=[.H19]+0.5*[.G19]*[.G19]" office:value-type="float" office:value="1" calcext:value-type="float">
            <text:p>1.00</text:p>
          </table:table-cell>
          <table:table-cell table:style-name="ce33" table:formula="of:=[.K19]+0.5*[.J19]*[.J19]" office:value-type="float" office:value="1" calcext:value-type="float">
            <text:p>1.00</text:p>
          </table:table-cell>
          <table:table-cell table:style-name="ce33" table:formula="of:=[.K19]/(0.5*[.J19]*[.J19])" office:value-type="float" office:value="1" calcext:value-type="float">
            <text:p>1.00</text:p>
          </table:table-cell>
          <table:table-cell table:style-name="ce33" table:formula="of:=SQRT([.A19]*[.H19]/[.F19])" office:value-type="float" office:value="1.29099444873581" calcext:value-type="float">
            <text:p>1.29</text:p>
          </table:table-cell>
          <table:table-cell table:style-name="ce33" table:formula="of:=SQRT([.J19]*[.J19]/[.I19])" office:value-type="float" office:value="0.632455532033676" calcext:value-type="float">
            <text:p>0.63</text:p>
          </table:table-cell>
          <table:table-cell table:style-name="ce33" table:formula="of:=SQRT([.A19]*[.K19]/[.I19])" office:value-type="float" office:value="0.577350269189626" calcext:value-type="float">
            <text:p>0.58</text:p>
          </table:table-cell>
          <table:table-cell table:style-name="ce33" table:formula="of:=SQRT(0.5*([.T19]*[.T19]+[.S19]*[.S19]-ABS([.T19]*[.T19]-[.S19]*[.S19])))" office:value-type="float" office:value="0.577350269189626" calcext:value-type="float">
            <text:p>0.58</text:p>
          </table:table-cell>
          <table:table-cell table:style-name="ce33" table:formula="of:=SQRT(0.5*([.T19]*[.T19]+[.S19]*[.S19]+ABS([.T19]*[.T19]-[.S19]*[.S19])))" office:value-type="float" office:value="0.632455532033676" calcext:value-type="float">
            <text:p>0.63</text:p>
          </table:table-cell>
          <table:table-cell table:style-name="ce33" table:formula="of:=([.H19]/[.F19])/([.E19]/[.C19])" office:value-type="float" office:value="1" calcext:value-type="float">
            <text:p>1.00</text:p>
          </table:table-cell>
          <table:table-cell table:style-name="ce33" table:formula="of:=SQRT(1/2*([.T19]*[.T19]+[.S19]*[.S19]-ABS([.T19]*[.T19]-[.S19]*[.S19])))" office:value-type="float" office:value="0.577350269189626" calcext:value-type="float">
            <text:p>0.58</text:p>
          </table:table-cell>
          <table:table-cell table:style-name="ce33" table:formula="of:=SQRT(1/2*([.T19]*[.T19]+[.S19]*[.S19]+ABS([.T19]*[.T19]-[.S19]*[.S19])))" office:value-type="float" office:value="0.632455532033676" calcext:value-type="float">
            <text:p>0.63</text:p>
          </table:table-cell>
          <table:table-cell table:style-name="ce33" table:formula="of:=([.H19]/[.F19])/([.K19]/[.I19])" office:value-type="float" office:value="5" calcext:value-type="float">
            <text:p>5.00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44" calcext:value-type="float">
            <text:p>0.44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2.5" calcext:value-type="float">
            <text:p>2.5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20]" office:value-type="float" office:value="2.5" calcext:value-type="float">
            <text:p>2.500000</text:p>
          </table:table-cell>
          <table:table-cell table:style-name="ce30" table:formula="of:=-[.J20]" office:value-type="float" office:value="1" calcext:value-type="float">
            <text:p>1.000000</text:p>
          </table:table-cell>
          <table:table-cell table:style-name="ce30" table:formula="of:=[.K20]" office:value-type="float" office:value="0.5" calcext:value-type="float">
            <text:p>0.500000</text:p>
          </table:table-cell>
          <table:table-cell table:style-name="ce33" table:formula="of:=[.H20]+0.5*[.G20]*[.G20]" office:value-type="float" office:value="1" calcext:value-type="float">
            <text:p>1.00</text:p>
          </table:table-cell>
          <table:table-cell table:style-name="ce33" table:formula="of:=[.K20]+0.5*[.J20]*[.J20]" office:value-type="float" office:value="1" calcext:value-type="float">
            <text:p>1.00</text:p>
          </table:table-cell>
          <table:table-cell table:style-name="ce33" table:formula="of:=[.K20]/(0.5*[.J20]*[.J20])" office:value-type="float" office:value="1" calcext:value-type="float">
            <text:p>1.00</text:p>
          </table:table-cell>
          <table:table-cell table:style-name="ce33" table:formula="of:=SQRT([.A20]*[.H20]/[.F20])" office:value-type="float" office:value="1.29099444873581" calcext:value-type="float">
            <text:p>1.29</text:p>
          </table:table-cell>
          <table:table-cell table:style-name="ce33" table:formula="of:=SQRT([.J20]*[.J20]/[.I20])" office:value-type="float" office:value="0.632455532033676" calcext:value-type="float">
            <text:p>0.63</text:p>
          </table:table-cell>
          <table:table-cell table:style-name="ce33" table:formula="of:=SQRT([.A20]*[.K20]/[.I20])" office:value-type="float" office:value="0.577350269189626" calcext:value-type="float">
            <text:p>0.58</text:p>
          </table:table-cell>
          <table:table-cell table:style-name="ce33" table:formula="of:=SQRT(0.5*([.T20]*[.T20]+[.S20]*[.S20]-ABS([.T20]*[.T20]-[.S20]*[.S20])))" office:value-type="float" office:value="0.577350269189626" calcext:value-type="float">
            <text:p>0.58</text:p>
          </table:table-cell>
          <table:table-cell table:style-name="ce33" table:formula="of:=SQRT(0.5*([.T20]*[.T20]+[.S20]*[.S20]+ABS([.T20]*[.T20]-[.S20]*[.S20])))" office:value-type="float" office:value="0.632455532033676" calcext:value-type="float">
            <text:p>0.63</text:p>
          </table:table-cell>
          <table:table-cell table:style-name="ce33" table:formula="of:=([.H20]/[.F20])/([.E20]/[.C20])" office:value-type="float" office:value="1" calcext:value-type="float">
            <text:p>1.00</text:p>
          </table:table-cell>
          <table:table-cell table:style-name="ce33" table:formula="of:=SQRT(1/2*([.T20]*[.T20]+[.S20]*[.S20]-ABS([.T20]*[.T20]-[.S20]*[.S20])))" office:value-type="float" office:value="0.577350269189626" calcext:value-type="float">
            <text:p>0.58</text:p>
          </table:table-cell>
          <table:table-cell table:style-name="ce33" table:formula="of:=SQRT(1/2*([.T20]*[.T20]+[.S20]*[.S20]+ABS([.T20]*[.T20]-[.S20]*[.S20])))" office:value-type="float" office:value="0.632455532033676" calcext:value-type="float">
            <text:p>0.63</text:p>
          </table:table-cell>
          <table:table-cell table:style-name="ce33" table:formula="of:=([.H20]/[.F20])/([.K20]/[.I20])" office:value-type="float" office:value="5" calcext:value-type="float">
            <text:p>5.00</text:p>
          </table:table-cell>
          <table:table-cell table:style-name="ce8"/>
          <table:table-cell table:style-name="ce8" office:value-type="float" office:value="0.32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.975" calcext:value-type="float">
            <text:p>1.975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21]" office:value-type="float" office:value="1.975" calcext:value-type="float">
            <text:p>1.975000</text:p>
          </table:table-cell>
          <table:table-cell table:style-name="ce30" table:formula="of:=-[.J21]" office:value-type="float" office:value="1.1" calcext:value-type="float">
            <text:p>1.100000</text:p>
          </table:table-cell>
          <table:table-cell table:style-name="ce30" table:formula="of:=[.K21]" office:value-type="float" office:value="0.395" calcext:value-type="float">
            <text:p>0.395000</text:p>
          </table:table-cell>
          <table:table-cell table:style-name="ce33" table:formula="of:=[.H21]+0.5*[.G21]*[.G21]" office:value-type="float" office:value="1" calcext:value-type="float">
            <text:p>1.00</text:p>
          </table:table-cell>
          <table:table-cell table:style-name="ce33" table:formula="of:=[.K21]+0.5*[.J21]*[.J21]" office:value-type="float" office:value="1" calcext:value-type="float">
            <text:p>1.00</text:p>
          </table:table-cell>
          <table:table-cell table:style-name="ce33" table:formula="of:=[.K21]/(0.5*[.J21]*[.J21])" office:value-type="float" office:value="0.652892561983471" calcext:value-type="float">
            <text:p>0.65</text:p>
          </table:table-cell>
          <table:table-cell table:style-name="ce33" table:formula="of:=SQRT([.A21]*[.H21]/[.F21])" office:value-type="float" office:value="1.29099444873581" calcext:value-type="float">
            <text:p>1.29</text:p>
          </table:table-cell>
          <table:table-cell table:style-name="ce33" table:formula="of:=SQRT([.J21]*[.J21]/[.I21])" office:value-type="float" office:value="0.782724873661302" calcext:value-type="float">
            <text:p>0.78</text:p>
          </table:table-cell>
          <table:table-cell table:style-name="ce33" table:formula="of:=SQRT([.A21]*[.K21]/[.I21])" office:value-type="float" office:value="0.577350269189626" calcext:value-type="float">
            <text:p>0.58</text:p>
          </table:table-cell>
          <table:table-cell table:style-name="ce33" table:formula="of:=SQRT(0.5*([.T21]*[.T21]+[.S21]*[.S21]-ABS([.T21]*[.T21]-[.S21]*[.S21])))" office:value-type="float" office:value="0.577350269189626" calcext:value-type="float">
            <text:p>0.58</text:p>
          </table:table-cell>
          <table:table-cell table:style-name="ce33" table:formula="of:=SQRT(0.5*([.T21]*[.T21]+[.S21]*[.S21]+ABS([.T21]*[.T21]-[.S21]*[.S21])))" office:value-type="float" office:value="0.782724873661302" calcext:value-type="float">
            <text:p>0.78</text:p>
          </table:table-cell>
          <table:table-cell table:style-name="ce33" table:formula="of:=([.H21]/[.F21])/([.E21]/[.C21])" office:value-type="float" office:value="1" calcext:value-type="float">
            <text:p>1.00</text:p>
          </table:table-cell>
          <table:table-cell table:style-name="ce33" table:formula="of:=SQRT(1/2*([.T21]*[.T21]+[.S21]*[.S21]-ABS([.T21]*[.T21]-[.S21]*[.S21])))" office:value-type="float" office:value="0.577350269189626" calcext:value-type="float">
            <text:p>0.58</text:p>
          </table:table-cell>
          <table:table-cell table:style-name="ce33" table:formula="of:=SQRT(1/2*([.T21]*[.T21]+[.S21]*[.S21]+ABS([.T21]*[.T21]-[.S21]*[.S21])))" office:value-type="float" office:value="0.782724873661302" calcext:value-type="float">
            <text:p>0.78</text:p>
          </table:table-cell>
          <table:table-cell table:style-name="ce33" table:formula="of:=([.H21]/[.F21])/([.K21]/[.I21])" office:value-type="float" office:value="5" calcext:value-type="float">
            <text:p>5.00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.975" calcext:value-type="float">
            <text:p>1.975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22]" office:value-type="float" office:value="1.975" calcext:value-type="float">
            <text:p>1.975000</text:p>
          </table:table-cell>
          <table:table-cell table:style-name="ce30" table:formula="of:=-[.J22]" office:value-type="float" office:value="1.1" calcext:value-type="float">
            <text:p>1.100000</text:p>
          </table:table-cell>
          <table:table-cell table:style-name="ce30" table:formula="of:=[.K22]" office:value-type="float" office:value="0.395" calcext:value-type="float">
            <text:p>0.395000</text:p>
          </table:table-cell>
          <table:table-cell table:style-name="ce33" table:formula="of:=[.H22]+0.5*[.G22]*[.G22]" office:value-type="float" office:value="1" calcext:value-type="float">
            <text:p>1.00</text:p>
          </table:table-cell>
          <table:table-cell table:style-name="ce33" table:formula="of:=[.K22]+0.5*[.J22]*[.J22]" office:value-type="float" office:value="1" calcext:value-type="float">
            <text:p>1.00</text:p>
          </table:table-cell>
          <table:table-cell table:style-name="ce33" table:formula="of:=[.K22]/(0.5*[.J22]*[.J22])" office:value-type="float" office:value="0.652892561983471" calcext:value-type="float">
            <text:p>0.65</text:p>
          </table:table-cell>
          <table:table-cell table:style-name="ce33" table:formula="of:=SQRT([.A22]*[.H22]/[.F22])" office:value-type="float" office:value="1.29099444873581" calcext:value-type="float">
            <text:p>1.29</text:p>
          </table:table-cell>
          <table:table-cell table:style-name="ce33" table:formula="of:=SQRT([.J22]*[.J22]/[.I22])" office:value-type="float" office:value="0.782724873661302" calcext:value-type="float">
            <text:p>0.78</text:p>
          </table:table-cell>
          <table:table-cell table:style-name="ce33" table:formula="of:=SQRT([.A22]*[.K22]/[.I22])" office:value-type="float" office:value="0.577350269189626" calcext:value-type="float">
            <text:p>0.58</text:p>
          </table:table-cell>
          <table:table-cell table:style-name="ce33" table:formula="of:=SQRT(0.5*([.T22]*[.T22]+[.S22]*[.S22]-ABS([.T22]*[.T22]-[.S22]*[.S22])))" office:value-type="float" office:value="0.577350269189626" calcext:value-type="float">
            <text:p>0.58</text:p>
          </table:table-cell>
          <table:table-cell table:style-name="ce33" table:formula="of:=SQRT(0.5*([.T22]*[.T22]+[.S22]*[.S22]+ABS([.T22]*[.T22]-[.S22]*[.S22])))" office:value-type="float" office:value="0.782724873661302" calcext:value-type="float">
            <text:p>0.78</text:p>
          </table:table-cell>
          <table:table-cell table:style-name="ce33" table:formula="of:=([.H22]/[.F22])/([.E22]/[.C22])" office:value-type="float" office:value="1" calcext:value-type="float">
            <text:p>1.00</text:p>
          </table:table-cell>
          <table:table-cell table:style-name="ce33" table:formula="of:=SQRT(1/2*([.T22]*[.T22]+[.S22]*[.S22]-ABS([.T22]*[.T22]-[.S22]*[.S22])))" office:value-type="float" office:value="0.577350269189626" calcext:value-type="float">
            <text:p>0.58</text:p>
          </table:table-cell>
          <table:table-cell table:style-name="ce33" table:formula="of:=SQRT(1/2*([.T22]*[.T22]+[.S22]*[.S22]+ABS([.T22]*[.T22]-[.S22]*[.S22])))" office:value-type="float" office:value="0.782724873661302" calcext:value-type="float">
            <text:p>0.78</text:p>
          </table:table-cell>
          <table:table-cell table:style-name="ce33" table:formula="of:=([.H22]/[.F22])/([.K22]/[.I22])" office:value-type="float" office:value="5" calcext:value-type="float">
            <text:p>5.00</text:p>
          </table:table-cell>
          <table:table-cell table:style-name="ce8"/>
          <table:table-cell table:style-name="ce8" office:value-type="float" office:value="0.36" calcext:value-type="float">
            <text:p>0.36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.4" calcext:value-type="float">
            <text:p>1.40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23]" office:value-type="float" office:value="1.4" calcext:value-type="float">
            <text:p>1.400000</text:p>
          </table:table-cell>
          <table:table-cell table:style-name="ce30" table:formula="of:=-[.J23]" office:value-type="float" office:value="1.2" calcext:value-type="float">
            <text:p>1.200000</text:p>
          </table:table-cell>
          <table:table-cell table:style-name="ce30" table:formula="of:=[.K23]" office:value-type="float" office:value="0.28" calcext:value-type="float">
            <text:p>0.280000</text:p>
          </table:table-cell>
          <table:table-cell table:style-name="ce33" table:formula="of:=[.H23]+0.5*[.G23]*[.G23]" office:value-type="float" office:value="1" calcext:value-type="float">
            <text:p>1.00</text:p>
          </table:table-cell>
          <table:table-cell table:style-name="ce33" table:formula="of:=[.K23]+0.5*[.J23]*[.J23]" office:value-type="float" office:value="1" calcext:value-type="float">
            <text:p>1.00</text:p>
          </table:table-cell>
          <table:table-cell table:style-name="ce33" table:formula="of:=[.K23]/(0.5*[.J23]*[.J23])" office:value-type="float" office:value="0.388888888888889" calcext:value-type="float">
            <text:p>0.39</text:p>
          </table:table-cell>
          <table:table-cell table:style-name="ce33" table:formula="of:=SQRT([.A23]*[.H23]/[.F23])" office:value-type="float" office:value="1.29099444873581" calcext:value-type="float">
            <text:p>1.29</text:p>
          </table:table-cell>
          <table:table-cell table:style-name="ce33" table:formula="of:=SQRT([.J23]*[.J23]/[.I23])" office:value-type="float" office:value="1.01418510567422" calcext:value-type="float">
            <text:p>1.01</text:p>
          </table:table-cell>
          <table:table-cell table:style-name="ce33" table:formula="of:=SQRT([.A23]*[.K23]/[.I23])" office:value-type="float" office:value="0.577350269189626" calcext:value-type="float">
            <text:p>0.58</text:p>
          </table:table-cell>
          <table:table-cell table:style-name="ce33" table:formula="of:=SQRT(0.5*([.T23]*[.T23]+[.S23]*[.S23]-ABS([.T23]*[.T23]-[.S23]*[.S23])))" office:value-type="float" office:value="0.577350269189626" calcext:value-type="float">
            <text:p>0.58</text:p>
          </table:table-cell>
          <table:table-cell table:style-name="ce33" table:formula="of:=SQRT(0.5*([.T23]*[.T23]+[.S23]*[.S23]+ABS([.T23]*[.T23]-[.S23]*[.S23])))" office:value-type="float" office:value="1.01418510567422" calcext:value-type="float">
            <text:p>1.01</text:p>
          </table:table-cell>
          <table:table-cell table:style-name="ce33" table:formula="of:=([.H23]/[.F23])/([.E23]/[.C23])" office:value-type="float" office:value="1" calcext:value-type="float">
            <text:p>1.00</text:p>
          </table:table-cell>
          <table:table-cell table:style-name="ce33" table:formula="of:=SQRT(1/2*([.T23]*[.T23]+[.S23]*[.S23]-ABS([.T23]*[.T23]-[.S23]*[.S23])))" office:value-type="float" office:value="0.577350269189626" calcext:value-type="float">
            <text:p>0.58</text:p>
          </table:table-cell>
          <table:table-cell table:style-name="ce33" table:formula="of:=SQRT(1/2*([.T23]*[.T23]+[.S23]*[.S23]+ABS([.T23]*[.T23]-[.S23]*[.S23])))" office:value-type="float" office:value="1.01418510567422" calcext:value-type="float">
            <text:p>1.01</text:p>
          </table:table-cell>
          <table:table-cell table:style-name="ce33" table:formula="of:=([.H23]/[.F23])/([.K23]/[.I23])" office:value-type="float" office:value="5" calcext:value-type="float">
            <text:p>5.00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64" calcext:value-type="float">
            <text:p>0.64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.4" calcext:value-type="float">
            <text:p>1.40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24]" office:value-type="float" office:value="1.4" calcext:value-type="float">
            <text:p>1.400000</text:p>
          </table:table-cell>
          <table:table-cell table:style-name="ce30" table:formula="of:=-[.J24]" office:value-type="float" office:value="1.2" calcext:value-type="float">
            <text:p>1.200000</text:p>
          </table:table-cell>
          <table:table-cell table:style-name="ce30" table:formula="of:=[.K24]" office:value-type="float" office:value="0.28" calcext:value-type="float">
            <text:p>0.280000</text:p>
          </table:table-cell>
          <table:table-cell table:style-name="ce33" table:formula="of:=[.H24]+0.5*[.G24]*[.G24]" office:value-type="float" office:value="1" calcext:value-type="float">
            <text:p>1.00</text:p>
          </table:table-cell>
          <table:table-cell table:style-name="ce33" table:formula="of:=[.K24]+0.5*[.J24]*[.J24]" office:value-type="float" office:value="1" calcext:value-type="float">
            <text:p>1.00</text:p>
          </table:table-cell>
          <table:table-cell table:style-name="ce33" table:formula="of:=[.K24]/(0.5*[.J24]*[.J24])" office:value-type="float" office:value="0.388888888888889" calcext:value-type="float">
            <text:p>0.39</text:p>
          </table:table-cell>
          <table:table-cell table:style-name="ce33" table:formula="of:=SQRT([.A24]*[.H24]/[.F24])" office:value-type="float" office:value="1.29099444873581" calcext:value-type="float">
            <text:p>1.29</text:p>
          </table:table-cell>
          <table:table-cell table:style-name="ce33" table:formula="of:=SQRT([.J24]*[.J24]/[.I24])" office:value-type="float" office:value="1.01418510567422" calcext:value-type="float">
            <text:p>1.01</text:p>
          </table:table-cell>
          <table:table-cell table:style-name="ce33" table:formula="of:=SQRT([.A24]*[.K24]/[.I24])" office:value-type="float" office:value="0.577350269189626" calcext:value-type="float">
            <text:p>0.58</text:p>
          </table:table-cell>
          <table:table-cell table:style-name="ce33" table:formula="of:=SQRT(0.5*([.T24]*[.T24]+[.S24]*[.S24]-ABS([.T24]*[.T24]-[.S24]*[.S24])))" office:value-type="float" office:value="0.577350269189626" calcext:value-type="float">
            <text:p>0.58</text:p>
          </table:table-cell>
          <table:table-cell table:style-name="ce33" table:formula="of:=SQRT(0.5*([.T24]*[.T24]+[.S24]*[.S24]+ABS([.T24]*[.T24]-[.S24]*[.S24])))" office:value-type="float" office:value="1.01418510567422" calcext:value-type="float">
            <text:p>1.01</text:p>
          </table:table-cell>
          <table:table-cell table:style-name="ce33" table:formula="of:=([.H24]/[.F24])/([.E24]/[.C24])" office:value-type="float" office:value="1" calcext:value-type="float">
            <text:p>1.00</text:p>
          </table:table-cell>
          <table:table-cell table:style-name="ce33" table:formula="of:=SQRT(1/2*([.T24]*[.T24]+[.S24]*[.S24]-ABS([.T24]*[.T24]-[.S24]*[.S24])))" office:value-type="float" office:value="0.577350269189626" calcext:value-type="float">
            <text:p>0.58</text:p>
          </table:table-cell>
          <table:table-cell table:style-name="ce33" table:formula="of:=SQRT(1/2*([.T24]*[.T24]+[.S24]*[.S24]+ABS([.T24]*[.T24]-[.S24]*[.S24])))" office:value-type="float" office:value="1.01418510567422" calcext:value-type="float">
            <text:p>1.01</text:p>
          </table:table-cell>
          <table:table-cell table:style-name="ce33" table:formula="of:=([.H24]/[.F24])/([.K24]/[.I24])" office:value-type="float" office:value="5" calcext:value-type="float">
            <text:p>5.00</text:p>
          </table:table-cell>
          <table:table-cell table:style-name="ce8"/>
          <table:table-cell table:style-name="ce8" office:value-type="float" office:value="0.4" calcext:value-type="float">
            <text:p>0.4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775" calcext:value-type="float">
            <text:p>0.775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25]" office:value-type="float" office:value="0.775" calcext:value-type="float">
            <text:p>0.775000</text:p>
          </table:table-cell>
          <table:table-cell table:style-name="ce30" table:formula="of:=-[.J25]" office:value-type="float" office:value="1.3" calcext:value-type="float">
            <text:p>1.300000</text:p>
          </table:table-cell>
          <table:table-cell table:style-name="ce30" table:formula="of:=[.K25]" office:value-type="float" office:value="0.155" calcext:value-type="float">
            <text:p>0.155000</text:p>
          </table:table-cell>
          <table:table-cell table:style-name="ce33" table:formula="of:=[.H25]+0.5*[.G25]*[.G25]" office:value-type="float" office:value="1" calcext:value-type="float">
            <text:p>1.00</text:p>
          </table:table-cell>
          <table:table-cell table:style-name="ce33" table:formula="of:=[.K25]+0.5*[.J25]*[.J25]" office:value-type="float" office:value="1" calcext:value-type="float">
            <text:p>1.00</text:p>
          </table:table-cell>
          <table:table-cell table:style-name="ce33" table:formula="of:=[.K25]/(0.5*[.J25]*[.J25])" office:value-type="float" office:value="0.183431952662722" calcext:value-type="float">
            <text:p>0.18</text:p>
          </table:table-cell>
          <table:table-cell table:style-name="ce33" table:formula="of:=SQRT([.A25]*[.H25]/[.F25])" office:value-type="float" office:value="1.29099444873581" calcext:value-type="float">
            <text:p>1.29</text:p>
          </table:table-cell>
          <table:table-cell table:style-name="ce33" table:formula="of:=SQRT([.J25]*[.J25]/[.I25])" office:value-type="float" office:value="1.47670076904237" calcext:value-type="float">
            <text:p>1.48</text:p>
          </table:table-cell>
          <table:table-cell table:style-name="ce33" table:formula="of:=SQRT([.A25]*[.K25]/[.I25])" office:value-type="float" office:value="0.577350269189626" calcext:value-type="float">
            <text:p>0.58</text:p>
          </table:table-cell>
          <table:table-cell table:style-name="ce33" table:formula="of:=SQRT(0.5*([.T25]*[.T25]+[.S25]*[.S25]-ABS([.T25]*[.T25]-[.S25]*[.S25])))" office:value-type="float" office:value="0.577350269189626" calcext:value-type="float">
            <text:p>0.58</text:p>
          </table:table-cell>
          <table:table-cell table:style-name="ce33" table:formula="of:=SQRT(0.5*([.T25]*[.T25]+[.S25]*[.S25]+ABS([.T25]*[.T25]-[.S25]*[.S25])))" office:value-type="float" office:value="1.47670076904237" calcext:value-type="float">
            <text:p>1.48</text:p>
          </table:table-cell>
          <table:table-cell table:style-name="ce33" table:formula="of:=([.H25]/[.F25])/([.E25]/[.C25])" office:value-type="float" office:value="1" calcext:value-type="float">
            <text:p>1.00</text:p>
          </table:table-cell>
          <table:table-cell table:style-name="ce33" table:formula="of:=SQRT(1/2*([.T25]*[.T25]+[.S25]*[.S25]-ABS([.T25]*[.T25]-[.S25]*[.S25])))" office:value-type="float" office:value="0.577350269189626" calcext:value-type="float">
            <text:p>0.58</text:p>
          </table:table-cell>
          <table:table-cell table:style-name="ce33" table:formula="of:=SQRT(1/2*([.T25]*[.T25]+[.S25]*[.S25]+ABS([.T25]*[.T25]-[.S25]*[.S25])))" office:value-type="float" office:value="1.47670076904237" calcext:value-type="float">
            <text:p>1.48</text:p>
          </table:table-cell>
          <table:table-cell table:style-name="ce33" table:formula="of:=([.H25]/[.F25])/([.K25]/[.I25])" office:value-type="float" office:value="5" calcext:value-type="float">
            <text:p>5.00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71" calcext:value-type="float">
            <text:p>0.71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0.775" calcext:value-type="float">
            <text:p>0.775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26]" office:value-type="float" office:value="0.775" calcext:value-type="float">
            <text:p>0.775000</text:p>
          </table:table-cell>
          <table:table-cell table:style-name="ce30" table:formula="of:=-[.J26]" office:value-type="float" office:value="1.3" calcext:value-type="float">
            <text:p>1.300000</text:p>
          </table:table-cell>
          <table:table-cell table:style-name="ce30" table:formula="of:=[.K26]" office:value-type="float" office:value="0.155" calcext:value-type="float">
            <text:p>0.155000</text:p>
          </table:table-cell>
          <table:table-cell table:style-name="ce33" table:formula="of:=[.H26]+0.5*[.G26]*[.G26]" office:value-type="float" office:value="1" calcext:value-type="float">
            <text:p>1.00</text:p>
          </table:table-cell>
          <table:table-cell table:style-name="ce33" table:formula="of:=[.K26]+0.5*[.J26]*[.J26]" office:value-type="float" office:value="1" calcext:value-type="float">
            <text:p>1.00</text:p>
          </table:table-cell>
          <table:table-cell table:style-name="ce33" table:formula="of:=[.K26]/(0.5*[.J26]*[.J26])" office:value-type="float" office:value="0.183431952662722" calcext:value-type="float">
            <text:p>0.18</text:p>
          </table:table-cell>
          <table:table-cell table:style-name="ce33" table:formula="of:=SQRT([.A26]*[.H26]/[.F26])" office:value-type="float" office:value="1.29099444873581" calcext:value-type="float">
            <text:p>1.29</text:p>
          </table:table-cell>
          <table:table-cell table:style-name="ce33" table:formula="of:=SQRT([.J26]*[.J26]/[.I26])" office:value-type="float" office:value="1.47670076904237" calcext:value-type="float">
            <text:p>1.48</text:p>
          </table:table-cell>
          <table:table-cell table:style-name="ce33" table:formula="of:=SQRT([.A26]*[.K26]/[.I26])" office:value-type="float" office:value="0.577350269189626" calcext:value-type="float">
            <text:p>0.58</text:p>
          </table:table-cell>
          <table:table-cell table:style-name="ce33" table:formula="of:=SQRT(0.5*([.T26]*[.T26]+[.S26]*[.S26]-ABS([.T26]*[.T26]-[.S26]*[.S26])))" office:value-type="float" office:value="0.577350269189626" calcext:value-type="float">
            <text:p>0.58</text:p>
          </table:table-cell>
          <table:table-cell table:style-name="ce33" table:formula="of:=SQRT(0.5*([.T26]*[.T26]+[.S26]*[.S26]+ABS([.T26]*[.T26]-[.S26]*[.S26])))" office:value-type="float" office:value="1.47670076904237" calcext:value-type="float">
            <text:p>1.48</text:p>
          </table:table-cell>
          <table:table-cell table:style-name="ce33" table:formula="of:=([.H26]/[.F26])/([.E26]/[.C26])" office:value-type="float" office:value="1" calcext:value-type="float">
            <text:p>1.00</text:p>
          </table:table-cell>
          <table:table-cell table:style-name="ce33" table:formula="of:=SQRT(1/2*([.T26]*[.T26]+[.S26]*[.S26]-ABS([.T26]*[.T26]-[.S26]*[.S26])))" office:value-type="float" office:value="0.577350269189626" calcext:value-type="float">
            <text:p>0.58</text:p>
          </table:table-cell>
          <table:table-cell table:style-name="ce33" table:formula="of:=SQRT(1/2*([.T26]*[.T26]+[.S26]*[.S26]+ABS([.T26]*[.T26]-[.S26]*[.S26])))" office:value-type="float" office:value="1.47670076904237" calcext:value-type="float">
            <text:p>1.48</text:p>
          </table:table-cell>
          <table:table-cell table:style-name="ce33" table:formula="of:=([.H26]/[.F26])/([.K26]/[.I26])" office:value-type="float" office:value="5" calcext:value-type="float">
            <text:p>5.00</text:p>
          </table:table-cell>
          <table:table-cell table:style-name="ce8"/>
          <table:table-cell table:style-name="ce8" office:value-type="float" office:value="0.45" calcext:value-type="float">
            <text:p>0.45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5" calcext:value-type="float">
            <text:p>5.0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27]" office:value-type="float" office:value="5" calcext:value-type="float">
            <text:p>5.000000</text:p>
          </table:table-cell>
          <table:table-cell table:style-name="ce30" table:formula="of:=-[.J27]" office:value-type="float" office:value="1" calcext:value-type="float">
            <text:p>1.000000</text:p>
          </table:table-cell>
          <table:table-cell table:style-name="ce30" table:formula="of:=[.K27]" office:value-type="float" office:value="0.5" calcext:value-type="float">
            <text:p>0.500000</text:p>
          </table:table-cell>
          <table:table-cell table:style-name="ce33" table:formula="of:=[.H27]+0.5*[.G27]*[.G27]" office:value-type="float" office:value="1" calcext:value-type="float">
            <text:p>1.00</text:p>
          </table:table-cell>
          <table:table-cell table:style-name="ce33" table:formula="of:=[.K27]+0.5*[.J27]*[.J27]" office:value-type="float" office:value="1" calcext:value-type="float">
            <text:p>1.00</text:p>
          </table:table-cell>
          <table:table-cell table:style-name="ce33" table:formula="of:=[.K27]/(0.5*[.J27]*[.J27])" office:value-type="float" office:value="1" calcext:value-type="float">
            <text:p>1.00</text:p>
          </table:table-cell>
          <table:table-cell table:style-name="ce33" table:formula="of:=SQRT([.A27]*[.H27]/[.F27])" office:value-type="float" office:value="1.29099444873581" calcext:value-type="float">
            <text:p>1.29</text:p>
          </table:table-cell>
          <table:table-cell table:style-name="ce33" table:formula="of:=SQRT([.J27]*[.J27]/[.I27])" office:value-type="float" office:value="0.447213595499958" calcext:value-type="float">
            <text:p>0.45</text:p>
          </table:table-cell>
          <table:table-cell table:style-name="ce33" table:formula="of:=SQRT([.A27]*[.K27]/[.I27])" office:value-type="float" office:value="0.408248290463863" calcext:value-type="float">
            <text:p>0.41</text:p>
          </table:table-cell>
          <table:table-cell table:style-name="ce33" table:formula="of:=SQRT(0.5*([.T27]*[.T27]+[.S27]*[.S27]-ABS([.T27]*[.T27]-[.S27]*[.S27])))" office:value-type="float" office:value="0.408248290463863" calcext:value-type="float">
            <text:p>0.41</text:p>
          </table:table-cell>
          <table:table-cell table:style-name="ce33" table:formula="of:=SQRT(0.5*([.T27]*[.T27]+[.S27]*[.S27]+ABS([.T27]*[.T27]-[.S27]*[.S27])))" office:value-type="float" office:value="0.447213595499958" calcext:value-type="float">
            <text:p>0.45</text:p>
          </table:table-cell>
          <table:table-cell table:style-name="ce33" table:formula="of:=([.H27]/[.F27])/([.E27]/[.C27])" office:value-type="float" office:value="1" calcext:value-type="float">
            <text:p>1.00</text:p>
          </table:table-cell>
          <table:table-cell table:style-name="ce33" table:formula="of:=SQRT(1/2*([.T27]*[.T27]+[.S27]*[.S27]-ABS([.T27]*[.T27]-[.S27]*[.S27])))" office:value-type="float" office:value="0.408248290463863" calcext:value-type="float">
            <text:p>0.41</text:p>
          </table:table-cell>
          <table:table-cell table:style-name="ce33" table:formula="of:=SQRT(1/2*([.T27]*[.T27]+[.S27]*[.S27]+ABS([.T27]*[.T27]-[.S27]*[.S27])))" office:value-type="float" office:value="0.447213595499958" calcext:value-type="float">
            <text:p>0.45</text:p>
          </table:table-cell>
          <table:table-cell table:style-name="ce33" table:formula="of:=([.H27]/[.F27])/([.K27]/[.I27])" office:value-type="float" office:value="10" calcext:value-type="float">
            <text:p>10.00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0.58" calcext:value-type="float">
            <text:p>0.58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5" calcext:value-type="float">
            <text:p>5.000000</text:p>
          </table:table-cell>
          <table:table-cell table:style-name="ce26" office:value-type="float" office:value="-1" calcext:value-type="float">
            <text:p>-1.000000</text:p>
          </table:table-cell>
          <table:table-cell table:style-name="ce26" office:value-type="float" office:value="0.5" calcext:value-type="float">
            <text:p>0.500000</text:p>
          </table:table-cell>
          <table:table-cell table:style-name="ce30" table:formula="of:=[.I28]" office:value-type="float" office:value="5" calcext:value-type="float">
            <text:p>5.000000</text:p>
          </table:table-cell>
          <table:table-cell table:style-name="ce30" table:formula="of:=-[.J28]" office:value-type="float" office:value="1" calcext:value-type="float">
            <text:p>1.000000</text:p>
          </table:table-cell>
          <table:table-cell table:style-name="ce30" table:formula="of:=[.K28]" office:value-type="float" office:value="0.5" calcext:value-type="float">
            <text:p>0.500000</text:p>
          </table:table-cell>
          <table:table-cell table:style-name="ce33" table:formula="of:=[.H28]+0.5*[.G28]*[.G28]" office:value-type="float" office:value="1" calcext:value-type="float">
            <text:p>1.00</text:p>
          </table:table-cell>
          <table:table-cell table:style-name="ce33" table:formula="of:=[.K28]+0.5*[.J28]*[.J28]" office:value-type="float" office:value="1" calcext:value-type="float">
            <text:p>1.00</text:p>
          </table:table-cell>
          <table:table-cell table:style-name="ce33" table:formula="of:=[.K28]/(0.5*[.J28]*[.J28])" office:value-type="float" office:value="1" calcext:value-type="float">
            <text:p>1.00</text:p>
          </table:table-cell>
          <table:table-cell table:style-name="ce33" table:formula="of:=SQRT([.A28]*[.H28]/[.F28])" office:value-type="float" office:value="1.29099444873581" calcext:value-type="float">
            <text:p>1.29</text:p>
          </table:table-cell>
          <table:table-cell table:style-name="ce33" table:formula="of:=SQRT([.J28]*[.J28]/[.I28])" office:value-type="float" office:value="0.447213595499958" calcext:value-type="float">
            <text:p>0.45</text:p>
          </table:table-cell>
          <table:table-cell table:style-name="ce33" table:formula="of:=SQRT([.A28]*[.K28]/[.I28])" office:value-type="float" office:value="0.408248290463863" calcext:value-type="float">
            <text:p>0.41</text:p>
          </table:table-cell>
          <table:table-cell table:style-name="ce33" table:formula="of:=SQRT(0.5*([.T28]*[.T28]+[.S28]*[.S28]-ABS([.T28]*[.T28]-[.S28]*[.S28])))" office:value-type="float" office:value="0.408248290463863" calcext:value-type="float">
            <text:p>0.41</text:p>
          </table:table-cell>
          <table:table-cell table:style-name="ce33" table:formula="of:=SQRT(0.5*([.T28]*[.T28]+[.S28]*[.S28]+ABS([.T28]*[.T28]-[.S28]*[.S28])))" office:value-type="float" office:value="0.447213595499958" calcext:value-type="float">
            <text:p>0.45</text:p>
          </table:table-cell>
          <table:table-cell table:style-name="ce33" table:formula="of:=([.H28]/[.F28])/([.E28]/[.C28])" office:value-type="float" office:value="1" calcext:value-type="float">
            <text:p>1.00</text:p>
          </table:table-cell>
          <table:table-cell table:style-name="ce33" table:formula="of:=SQRT(1/2*([.T28]*[.T28]+[.S28]*[.S28]-ABS([.T28]*[.T28]-[.S28]*[.S28])))" office:value-type="float" office:value="0.408248290463863" calcext:value-type="float">
            <text:p>0.41</text:p>
          </table:table-cell>
          <table:table-cell table:style-name="ce33" table:formula="of:=SQRT(1/2*([.T28]*[.T28]+[.S28]*[.S28]+ABS([.T28]*[.T28]-[.S28]*[.S28])))" office:value-type="float" office:value="0.447213595499958" calcext:value-type="float">
            <text:p>0.45</text:p>
          </table:table-cell>
          <table:table-cell table:style-name="ce33" table:formula="of:=([.H28]/[.F28])/([.K28]/[.I28])" office:value-type="float" office:value="10" calcext:value-type="float">
            <text:p>10.00</text:p>
          </table:table-cell>
          <table:table-cell table:style-name="ce8"/>
          <table:table-cell table:style-name="ce8" office:value-type="float" office:value="0.29" calcext:value-type="float">
            <text:p>0.29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3.95" calcext:value-type="float">
            <text:p>3.950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29]" office:value-type="float" office:value="3.95" calcext:value-type="float">
            <text:p>3.950000</text:p>
          </table:table-cell>
          <table:table-cell table:style-name="ce30" table:formula="of:=-[.J29]" office:value-type="float" office:value="1.1" calcext:value-type="float">
            <text:p>1.100000</text:p>
          </table:table-cell>
          <table:table-cell table:style-name="ce30" table:formula="of:=[.K29]" office:value-type="float" office:value="0.395" calcext:value-type="float">
            <text:p>0.395000</text:p>
          </table:table-cell>
          <table:table-cell table:style-name="ce33" table:formula="of:=[.H29]+0.5*[.G29]*[.G29]" office:value-type="float" office:value="1" calcext:value-type="float">
            <text:p>1.00</text:p>
          </table:table-cell>
          <table:table-cell table:style-name="ce33" table:formula="of:=[.K29]+0.5*[.J29]*[.J29]" office:value-type="float" office:value="1" calcext:value-type="float">
            <text:p>1.00</text:p>
          </table:table-cell>
          <table:table-cell table:style-name="ce33" table:formula="of:=[.K29]/(0.5*[.J29]*[.J29])" office:value-type="float" office:value="0.652892561983471" calcext:value-type="float">
            <text:p>0.65</text:p>
          </table:table-cell>
          <table:table-cell table:style-name="ce33" table:formula="of:=SQRT([.A29]*[.H29]/[.F29])" office:value-type="float" office:value="1.29099444873581" calcext:value-type="float">
            <text:p>1.29</text:p>
          </table:table-cell>
          <table:table-cell table:style-name="ce33" table:formula="of:=SQRT([.J29]*[.J29]/[.I29])" office:value-type="float" office:value="0.55347006596929" calcext:value-type="float">
            <text:p>0.55</text:p>
          </table:table-cell>
          <table:table-cell table:style-name="ce33" table:formula="of:=SQRT([.A29]*[.K29]/[.I29])" office:value-type="float" office:value="0.408248290463863" calcext:value-type="float">
            <text:p>0.41</text:p>
          </table:table-cell>
          <table:table-cell table:style-name="ce33" table:formula="of:=SQRT(0.5*([.T29]*[.T29]+[.S29]*[.S29]-ABS([.T29]*[.T29]-[.S29]*[.S29])))" office:value-type="float" office:value="0.408248290463863" calcext:value-type="float">
            <text:p>0.41</text:p>
          </table:table-cell>
          <table:table-cell table:style-name="ce33" table:formula="of:=SQRT(0.5*([.T29]*[.T29]+[.S29]*[.S29]+ABS([.T29]*[.T29]-[.S29]*[.S29])))" office:value-type="float" office:value="0.55347006596929" calcext:value-type="float">
            <text:p>0.55</text:p>
          </table:table-cell>
          <table:table-cell table:style-name="ce33" table:formula="of:=([.H29]/[.F29])/([.E29]/[.C29])" office:value-type="float" office:value="1" calcext:value-type="float">
            <text:p>1.00</text:p>
          </table:table-cell>
          <table:table-cell table:style-name="ce33" table:formula="of:=SQRT(1/2*([.T29]*[.T29]+[.S29]*[.S29]-ABS([.T29]*[.T29]-[.S29]*[.S29])))" office:value-type="float" office:value="0.408248290463863" calcext:value-type="float">
            <text:p>0.41</text:p>
          </table:table-cell>
          <table:table-cell table:style-name="ce33" table:formula="of:=SQRT(1/2*([.T29]*[.T29]+[.S29]*[.S29]+ABS([.T29]*[.T29]-[.S29]*[.S29])))" office:value-type="float" office:value="0.55347006596929" calcext:value-type="float">
            <text:p>0.55</text:p>
          </table:table-cell>
          <table:table-cell table:style-name="ce33" table:formula="of:=([.H29]/[.F29])/([.K29]/[.I29])" office:value-type="float" office:value="10" calcext:value-type="float">
            <text:p>10.00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3.95" calcext:value-type="float">
            <text:p>3.950000</text:p>
          </table:table-cell>
          <table:table-cell table:style-name="ce26" office:value-type="float" office:value="-1.1" calcext:value-type="float">
            <text:p>-1.100000</text:p>
          </table:table-cell>
          <table:table-cell table:style-name="ce26" office:value-type="float" office:value="0.395" calcext:value-type="float">
            <text:p>0.395000</text:p>
          </table:table-cell>
          <table:table-cell table:style-name="ce30" table:formula="of:=[.I30]" office:value-type="float" office:value="3.95" calcext:value-type="float">
            <text:p>3.950000</text:p>
          </table:table-cell>
          <table:table-cell table:style-name="ce30" table:formula="of:=-[.J30]" office:value-type="float" office:value="1.1" calcext:value-type="float">
            <text:p>1.100000</text:p>
          </table:table-cell>
          <table:table-cell table:style-name="ce30" table:formula="of:=[.K30]" office:value-type="float" office:value="0.395" calcext:value-type="float">
            <text:p>0.395000</text:p>
          </table:table-cell>
          <table:table-cell table:style-name="ce33" table:formula="of:=[.H30]+0.5*[.G30]*[.G30]" office:value-type="float" office:value="1" calcext:value-type="float">
            <text:p>1.00</text:p>
          </table:table-cell>
          <table:table-cell table:style-name="ce33" table:formula="of:=[.K30]+0.5*[.J30]*[.J30]" office:value-type="float" office:value="1" calcext:value-type="float">
            <text:p>1.00</text:p>
          </table:table-cell>
          <table:table-cell table:style-name="ce33" table:formula="of:=[.K30]/(0.5*[.J30]*[.J30])" office:value-type="float" office:value="0.652892561983471" calcext:value-type="float">
            <text:p>0.65</text:p>
          </table:table-cell>
          <table:table-cell table:style-name="ce33" table:formula="of:=SQRT([.A30]*[.H30]/[.F30])" office:value-type="float" office:value="1.29099444873581" calcext:value-type="float">
            <text:p>1.29</text:p>
          </table:table-cell>
          <table:table-cell table:style-name="ce33" table:formula="of:=SQRT([.J30]*[.J30]/[.I30])" office:value-type="float" office:value="0.55347006596929" calcext:value-type="float">
            <text:p>0.55</text:p>
          </table:table-cell>
          <table:table-cell table:style-name="ce33" table:formula="of:=SQRT([.A30]*[.K30]/[.I30])" office:value-type="float" office:value="0.408248290463863" calcext:value-type="float">
            <text:p>0.41</text:p>
          </table:table-cell>
          <table:table-cell table:style-name="ce33" table:formula="of:=SQRT(0.5*([.T30]*[.T30]+[.S30]*[.S30]-ABS([.T30]*[.T30]-[.S30]*[.S30])))" office:value-type="float" office:value="0.408248290463863" calcext:value-type="float">
            <text:p>0.41</text:p>
          </table:table-cell>
          <table:table-cell table:style-name="ce33" table:formula="of:=SQRT(0.5*([.T30]*[.T30]+[.S30]*[.S30]+ABS([.T30]*[.T30]-[.S30]*[.S30])))" office:value-type="float" office:value="0.55347006596929" calcext:value-type="float">
            <text:p>0.55</text:p>
          </table:table-cell>
          <table:table-cell table:style-name="ce33" table:formula="of:=([.H30]/[.F30])/([.E30]/[.C30])" office:value-type="float" office:value="1" calcext:value-type="float">
            <text:p>1.00</text:p>
          </table:table-cell>
          <table:table-cell table:style-name="ce33" table:formula="of:=SQRT(1/2*([.T30]*[.T30]+[.S30]*[.S30]-ABS([.T30]*[.T30]-[.S30]*[.S30])))" office:value-type="float" office:value="0.408248290463863" calcext:value-type="float">
            <text:p>0.41</text:p>
          </table:table-cell>
          <table:table-cell table:style-name="ce33" table:formula="of:=SQRT(1/2*([.T30]*[.T30]+[.S30]*[.S30]+ABS([.T30]*[.T30]-[.S30]*[.S30])))" office:value-type="float" office:value="0.55347006596929" calcext:value-type="float">
            <text:p>0.55</text:p>
          </table:table-cell>
          <table:table-cell table:style-name="ce33" table:formula="of:=([.H30]/[.F30])/([.K30]/[.I30])" office:value-type="float" office:value="10" calcext:value-type="float">
            <text:p>10.00</text:p>
          </table:table-cell>
          <table:table-cell table:style-name="ce8"/>
          <table:table-cell table:style-name="ce8" office:value-type="float" office:value="0.33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2.8" calcext:value-type="float">
            <text:p>2.80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31]" office:value-type="float" office:value="2.8" calcext:value-type="float">
            <text:p>2.800000</text:p>
          </table:table-cell>
          <table:table-cell table:style-name="ce30" table:formula="of:=-[.J31]" office:value-type="float" office:value="1.2" calcext:value-type="float">
            <text:p>1.200000</text:p>
          </table:table-cell>
          <table:table-cell table:style-name="ce30" table:formula="of:=[.K31]" office:value-type="float" office:value="0.28" calcext:value-type="float">
            <text:p>0.280000</text:p>
          </table:table-cell>
          <table:table-cell table:style-name="ce33" table:formula="of:=[.H31]+0.5*[.G31]*[.G31]" office:value-type="float" office:value="1" calcext:value-type="float">
            <text:p>1.00</text:p>
          </table:table-cell>
          <table:table-cell table:style-name="ce33" table:formula="of:=[.K31]+0.5*[.J31]*[.J31]" office:value-type="float" office:value="1" calcext:value-type="float">
            <text:p>1.00</text:p>
          </table:table-cell>
          <table:table-cell table:style-name="ce33" table:formula="of:=[.K31]/(0.5*[.J31]*[.J31])" office:value-type="float" office:value="0.388888888888889" calcext:value-type="float">
            <text:p>0.39</text:p>
          </table:table-cell>
          <table:table-cell table:style-name="ce33" table:formula="of:=SQRT([.A31]*[.H31]/[.F31])" office:value-type="float" office:value="1.29099444873581" calcext:value-type="float">
            <text:p>1.29</text:p>
          </table:table-cell>
          <table:table-cell table:style-name="ce33" table:formula="of:=SQRT([.J31]*[.J31]/[.I31])" office:value-type="float" office:value="0.717137165600636" calcext:value-type="float">
            <text:p>0.72</text:p>
          </table:table-cell>
          <table:table-cell table:style-name="ce33" table:formula="of:=SQRT([.A31]*[.K31]/[.I31])" office:value-type="float" office:value="0.408248290463863" calcext:value-type="float">
            <text:p>0.41</text:p>
          </table:table-cell>
          <table:table-cell table:style-name="ce33" table:formula="of:=SQRT(0.5*([.T31]*[.T31]+[.S31]*[.S31]-ABS([.T31]*[.T31]-[.S31]*[.S31])))" office:value-type="float" office:value="0.408248290463863" calcext:value-type="float">
            <text:p>0.41</text:p>
          </table:table-cell>
          <table:table-cell table:style-name="ce33" table:formula="of:=SQRT(0.5*([.T31]*[.T31]+[.S31]*[.S31]+ABS([.T31]*[.T31]-[.S31]*[.S31])))" office:value-type="float" office:value="0.717137165600636" calcext:value-type="float">
            <text:p>0.72</text:p>
          </table:table-cell>
          <table:table-cell table:style-name="ce33" table:formula="of:=([.H31]/[.F31])/([.E31]/[.C31])" office:value-type="float" office:value="1" calcext:value-type="float">
            <text:p>1.00</text:p>
          </table:table-cell>
          <table:table-cell table:style-name="ce33" table:formula="of:=SQRT(1/2*([.T31]*[.T31]+[.S31]*[.S31]-ABS([.T31]*[.T31]-[.S31]*[.S31])))" office:value-type="float" office:value="0.408248290463863" calcext:value-type="float">
            <text:p>0.41</text:p>
          </table:table-cell>
          <table:table-cell table:style-name="ce33" table:formula="of:=SQRT(1/2*([.T31]*[.T31]+[.S31]*[.S31]+ABS([.T31]*[.T31]-[.S31]*[.S31])))" office:value-type="float" office:value="0.717137165600636" calcext:value-type="float">
            <text:p>0.72</text:p>
          </table:table-cell>
          <table:table-cell table:style-name="ce33" table:formula="of:=([.H31]/[.F31])/([.K31]/[.I31])" office:value-type="float" office:value="10" calcext:value-type="float">
            <text:p>10.00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47" calcext:value-type="float">
            <text:p>0.47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2.8" calcext:value-type="float">
            <text:p>2.800000</text:p>
          </table:table-cell>
          <table:table-cell table:style-name="ce26" office:value-type="float" office:value="-1.2" calcext:value-type="float">
            <text:p>-1.200000</text:p>
          </table:table-cell>
          <table:table-cell table:style-name="ce26" office:value-type="float" office:value="0.28" calcext:value-type="float">
            <text:p>0.280000</text:p>
          </table:table-cell>
          <table:table-cell table:style-name="ce30" table:formula="of:=[.I32]" office:value-type="float" office:value="2.8" calcext:value-type="float">
            <text:p>2.800000</text:p>
          </table:table-cell>
          <table:table-cell table:style-name="ce30" table:formula="of:=-[.J32]" office:value-type="float" office:value="1.2" calcext:value-type="float">
            <text:p>1.200000</text:p>
          </table:table-cell>
          <table:table-cell table:style-name="ce30" table:formula="of:=[.K32]" office:value-type="float" office:value="0.28" calcext:value-type="float">
            <text:p>0.280000</text:p>
          </table:table-cell>
          <table:table-cell table:style-name="ce33" table:formula="of:=[.H32]+0.5*[.G32]*[.G32]" office:value-type="float" office:value="1" calcext:value-type="float">
            <text:p>1.00</text:p>
          </table:table-cell>
          <table:table-cell table:style-name="ce33" table:formula="of:=[.K32]+0.5*[.J32]*[.J32]" office:value-type="float" office:value="1" calcext:value-type="float">
            <text:p>1.00</text:p>
          </table:table-cell>
          <table:table-cell table:style-name="ce33" table:formula="of:=[.K32]/(0.5*[.J32]*[.J32])" office:value-type="float" office:value="0.388888888888889" calcext:value-type="float">
            <text:p>0.39</text:p>
          </table:table-cell>
          <table:table-cell table:style-name="ce33" table:formula="of:=SQRT([.A32]*[.H32]/[.F32])" office:value-type="float" office:value="1.29099444873581" calcext:value-type="float">
            <text:p>1.29</text:p>
          </table:table-cell>
          <table:table-cell table:style-name="ce33" table:formula="of:=SQRT([.J32]*[.J32]/[.I32])" office:value-type="float" office:value="0.717137165600636" calcext:value-type="float">
            <text:p>0.72</text:p>
          </table:table-cell>
          <table:table-cell table:style-name="ce33" table:formula="of:=SQRT([.A32]*[.K32]/[.I32])" office:value-type="float" office:value="0.408248290463863" calcext:value-type="float">
            <text:p>0.41</text:p>
          </table:table-cell>
          <table:table-cell table:style-name="ce33" table:formula="of:=SQRT(0.5*([.T32]*[.T32]+[.S32]*[.S32]-ABS([.T32]*[.T32]-[.S32]*[.S32])))" office:value-type="float" office:value="0.408248290463863" calcext:value-type="float">
            <text:p>0.41</text:p>
          </table:table-cell>
          <table:table-cell table:style-name="ce33" table:formula="of:=SQRT(0.5*([.T32]*[.T32]+[.S32]*[.S32]+ABS([.T32]*[.T32]-[.S32]*[.S32])))" office:value-type="float" office:value="0.717137165600636" calcext:value-type="float">
            <text:p>0.72</text:p>
          </table:table-cell>
          <table:table-cell table:style-name="ce33" table:formula="of:=([.H32]/[.F32])/([.E32]/[.C32])" office:value-type="float" office:value="1" calcext:value-type="float">
            <text:p>1.00</text:p>
          </table:table-cell>
          <table:table-cell table:style-name="ce33" table:formula="of:=SQRT(1/2*([.T32]*[.T32]+[.S32]*[.S32]-ABS([.T32]*[.T32]-[.S32]*[.S32])))" office:value-type="float" office:value="0.408248290463863" calcext:value-type="float">
            <text:p>0.41</text:p>
          </table:table-cell>
          <table:table-cell table:style-name="ce33" table:formula="of:=SQRT(1/2*([.T32]*[.T32]+[.S32]*[.S32]+ABS([.T32]*[.T32]-[.S32]*[.S32])))" office:value-type="float" office:value="0.717137165600636" calcext:value-type="float">
            <text:p>0.72</text:p>
          </table:table-cell>
          <table:table-cell table:style-name="ce33" table:formula="of:=([.H32]/[.F32])/([.K32]/[.I32])" office:value-type="float" office:value="10" calcext:value-type="float">
            <text:p>10.00</text:p>
          </table:table-cell>
          <table:table-cell table:style-name="ce8"/>
          <table:table-cell table:style-name="ce8" office:value-type="float" office:value="0.39" calcext:value-type="float">
            <text:p>0.39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.55" calcext:value-type="float">
            <text:p>1.550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33]" office:value-type="float" office:value="1.55" calcext:value-type="float">
            <text:p>1.550000</text:p>
          </table:table-cell>
          <table:table-cell table:style-name="ce30" table:formula="of:=-[.J33]" office:value-type="float" office:value="1.3" calcext:value-type="float">
            <text:p>1.300000</text:p>
          </table:table-cell>
          <table:table-cell table:style-name="ce30" table:formula="of:=[.K33]" office:value-type="float" office:value="0.155" calcext:value-type="float">
            <text:p>0.155000</text:p>
          </table:table-cell>
          <table:table-cell table:style-name="ce33" table:formula="of:=[.H33]+0.5*[.G33]*[.G33]" office:value-type="float" office:value="1" calcext:value-type="float">
            <text:p>1.00</text:p>
          </table:table-cell>
          <table:table-cell table:style-name="ce33" table:formula="of:=[.K33]+0.5*[.J33]*[.J33]" office:value-type="float" office:value="1" calcext:value-type="float">
            <text:p>1.00</text:p>
          </table:table-cell>
          <table:table-cell table:style-name="ce33" table:formula="of:=[.K33]/(0.5*[.J33]*[.J33])" office:value-type="float" office:value="0.183431952662722" calcext:value-type="float">
            <text:p>0.18</text:p>
          </table:table-cell>
          <table:table-cell table:style-name="ce33" table:formula="of:=SQRT([.A33]*[.H33]/[.F33])" office:value-type="float" office:value="1.29099444873581" calcext:value-type="float">
            <text:p>1.29</text:p>
          </table:table-cell>
          <table:table-cell table:style-name="ce33" table:formula="of:=SQRT([.J33]*[.J33]/[.I33])" office:value-type="float" office:value="1.04418512757325" calcext:value-type="float">
            <text:p>1.04</text:p>
          </table:table-cell>
          <table:table-cell table:style-name="ce33" table:formula="of:=SQRT([.A33]*[.K33]/[.I33])" office:value-type="float" office:value="0.408248290463863" calcext:value-type="float">
            <text:p>0.41</text:p>
          </table:table-cell>
          <table:table-cell table:style-name="ce33" table:formula="of:=SQRT(0.5*([.T33]*[.T33]+[.S33]*[.S33]-ABS([.T33]*[.T33]-[.S33]*[.S33])))" office:value-type="float" office:value="0.408248290463863" calcext:value-type="float">
            <text:p>0.41</text:p>
          </table:table-cell>
          <table:table-cell table:style-name="ce33" table:formula="of:=SQRT(0.5*([.T33]*[.T33]+[.S33]*[.S33]+ABS([.T33]*[.T33]-[.S33]*[.S33])))" office:value-type="float" office:value="1.04418512757325" calcext:value-type="float">
            <text:p>1.04</text:p>
          </table:table-cell>
          <table:table-cell table:style-name="ce33" table:formula="of:=([.H33]/[.F33])/([.E33]/[.C33])" office:value-type="float" office:value="1" calcext:value-type="float">
            <text:p>1.00</text:p>
          </table:table-cell>
          <table:table-cell table:style-name="ce33" table:formula="of:=SQRT(1/2*([.T33]*[.T33]+[.S33]*[.S33]-ABS([.T33]*[.T33]-[.S33]*[.S33])))" office:value-type="float" office:value="0.408248290463863" calcext:value-type="float">
            <text:p>0.41</text:p>
          </table:table-cell>
          <table:table-cell table:style-name="ce33" table:formula="of:=SQRT(1/2*([.T33]*[.T33]+[.S33]*[.S33]+ABS([.T33]*[.T33]-[.S33]*[.S33])))" office:value-type="float" office:value="1.04418512757325" calcext:value-type="float">
            <text:p>1.04</text:p>
          </table:table-cell>
          <table:table-cell table:style-name="ce33" table:formula="of:=([.H33]/[.F33])/([.K33]/[.I33])" office:value-type="float" office:value="10" calcext:value-type="float">
            <text:p>10.00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65" calcext:value-type="float">
            <text:p>0.65</text:p>
          </table:table-cell>
          <table:table-cell table:number-columns-repeated="996"/>
        </table:table-row>
        <table:table-row table:style-name="ro1">
          <table:table-cell table:style-name="ce8" table:formula="of:=5/3" office:value-type="float" office:value="1.66666666666667" calcext:value-type="float">
            <text:p>1.66666666666667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26" office:value-type="float" office:value="1.55" calcext:value-type="float">
            <text:p>1.550000</text:p>
          </table:table-cell>
          <table:table-cell table:style-name="ce26" office:value-type="float" office:value="-1.3" calcext:value-type="float">
            <text:p>-1.300000</text:p>
          </table:table-cell>
          <table:table-cell table:style-name="ce26" office:value-type="float" office:value="0.155" calcext:value-type="float">
            <text:p>0.155000</text:p>
          </table:table-cell>
          <table:table-cell table:style-name="ce30" table:formula="of:=[.I34]" office:value-type="float" office:value="1.55" calcext:value-type="float">
            <text:p>1.550000</text:p>
          </table:table-cell>
          <table:table-cell table:style-name="ce30" table:formula="of:=-[.J34]" office:value-type="float" office:value="1.3" calcext:value-type="float">
            <text:p>1.300000</text:p>
          </table:table-cell>
          <table:table-cell table:style-name="ce30" table:formula="of:=[.K34]" office:value-type="float" office:value="0.155" calcext:value-type="float">
            <text:p>0.155000</text:p>
          </table:table-cell>
          <table:table-cell table:style-name="ce33" table:formula="of:=[.H34]+0.5*[.G34]*[.G34]" office:value-type="float" office:value="1" calcext:value-type="float">
            <text:p>1.00</text:p>
          </table:table-cell>
          <table:table-cell table:style-name="ce33" table:formula="of:=[.K34]+0.5*[.J34]*[.J34]" office:value-type="float" office:value="1" calcext:value-type="float">
            <text:p>1.00</text:p>
          </table:table-cell>
          <table:table-cell table:style-name="ce33" table:formula="of:=[.K34]/(0.5*[.J34]*[.J34])" office:value-type="float" office:value="0.183431952662722" calcext:value-type="float">
            <text:p>0.18</text:p>
          </table:table-cell>
          <table:table-cell table:style-name="ce33" table:formula="of:=SQRT([.A34]*[.H34]/[.F34])" office:value-type="float" office:value="1.29099444873581" calcext:value-type="float">
            <text:p>1.29</text:p>
          </table:table-cell>
          <table:table-cell table:style-name="ce33" table:formula="of:=SQRT([.J34]*[.J34]/[.I34])" office:value-type="float" office:value="1.04418512757325" calcext:value-type="float">
            <text:p>1.04</text:p>
          </table:table-cell>
          <table:table-cell table:style-name="ce33" table:formula="of:=SQRT([.A34]*[.K34]/[.I34])" office:value-type="float" office:value="0.408248290463863" calcext:value-type="float">
            <text:p>0.41</text:p>
          </table:table-cell>
          <table:table-cell table:style-name="ce33" table:formula="of:=SQRT(0.5*([.T34]*[.T34]+[.S34]*[.S34]-ABS([.T34]*[.T34]-[.S34]*[.S34])))" office:value-type="float" office:value="0.408248290463863" calcext:value-type="float">
            <text:p>0.41</text:p>
          </table:table-cell>
          <table:table-cell table:style-name="ce33" table:formula="of:=SQRT(0.5*([.T34]*[.T34]+[.S34]*[.S34]+ABS([.T34]*[.T34]-[.S34]*[.S34])))" office:value-type="float" office:value="1.04418512757325" calcext:value-type="float">
            <text:p>1.04</text:p>
          </table:table-cell>
          <table:table-cell table:style-name="ce33" table:formula="of:=([.H34]/[.F34])/([.E34]/[.C34])" office:value-type="float" office:value="1" calcext:value-type="float">
            <text:p>1.00</text:p>
          </table:table-cell>
          <table:table-cell table:style-name="ce33" table:formula="of:=SQRT(1/2*([.T34]*[.T34]+[.S34]*[.S34]-ABS([.T34]*[.T34]-[.S34]*[.S34])))" office:value-type="float" office:value="0.408248290463863" calcext:value-type="float">
            <text:p>0.41</text:p>
          </table:table-cell>
          <table:table-cell table:style-name="ce33" table:formula="of:=SQRT(1/2*([.T34]*[.T34]+[.S34]*[.S34]+ABS([.T34]*[.T34]-[.S34]*[.S34])))" office:value-type="float" office:value="1.04418512757325" calcext:value-type="float">
            <text:p>1.04</text:p>
          </table:table-cell>
          <table:table-cell table:style-name="ce33" table:formula="of:=([.H34]/[.F34])/([.K34]/[.I34])" office:value-type="float" office:value="10" calcext:value-type="float">
            <text:p>10.00</text:p>
          </table:table-cell>
          <table:table-cell table:style-name="ce8"/>
          <table:table-cell table:style-name="ce8" office:value-type="float" office:value="0.45" calcext:value-type="float">
            <text:p>0.45</text:p>
          </table:table-cell>
          <table:table-cell table:number-columns-repeated="99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 &amp; shape" table:style-name="ta1">
        <office:forms form:automatic-focus="false" form:apply-design-mode="false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6"/>
        <table:table-column table:style-name="co24" table:default-cell-style-name="ce16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9" table:default-cell-style-name="ce19"/>
        <table:table-column table:style-name="co28" table:number-columns-repeated="1015" table:default-cell-style-name="ce19"/>
        <table:table-row table:style-name="ro1">
          <table:table-cell table:style-name="ce35" office:value-type="string" calcext:value-type="string" table:number-columns-spanned="5" table:number-rows-spanned="1">
            <text:p>GRID</text:p>
          </table:table-cell>
          <table:covered-table-cell table:number-columns-repeated="2" table:style-name="ce35"/>
          <table:covered-table-cell table:number-columns-repeated="2"/>
          <table:table-cell table:style-name="ce38" office:value-type="string" calcext:value-type="string" table:number-columns-spanned="4" table:number-rows-spanned="1">
            <text:p>SHEET SHAPE</text:p>
          </table:table-cell>
          <table:covered-table-cell table:number-columns-repeated="3" table:style-name="ce38"/>
          <table:table-cell table:number-columns-repeated="1015"/>
        </table:table-row>
        <table:table-row table:style-name="ro1">
          <table:table-cell table:style-name="ce35" office:value-type="string" calcext:value-type="string">
            <text:p>Lx</text:p>
          </table:table-cell>
          <table:table-cell table:style-name="ce35" office:value-type="string" calcext:value-type="string">
            <text:p>Ly</text:p>
          </table:table-cell>
          <table:table-cell table:style-name="ce35" office:value-type="string" calcext:value-type="string">
            <text:p>N/unit</text:p>
          </table:table-cell>
          <table:table-cell table:style-name="ce35" office:value-type="string" calcext:value-type="string">
            <text:p>Nx</text:p>
          </table:table-cell>
          <table:table-cell table:style-name="ce35" office:value-type="string" calcext:value-type="string">
            <text:p>Ny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foot</text:p>
          </table:table-cell>
          <table:table-cell table:style-name="ce38" office:value-type="string" calcext:value-type="string">
            <text:p>thickness</text:p>
          </table:table-cell>
          <table:table-cell table:style-name="ce38" office:value-type="string" calcext:value-type="string">
            <text:p>profile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A3]*[.C3]" office:value-type="float" office:value="256" calcext:value-type="float">
            <text:p>256</text:p>
          </table:table-cell>
          <table:table-cell table:formula="of:=[.B3]*[.C3]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A4]*[.C4]" office:value-type="float" office:value="512" calcext:value-type="float">
            <text:p>512</text:p>
          </table:table-cell>
          <table:table-cell table:formula="of:=[.B4]*[.C4]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A5]*[.C5]" office:value-type="float" office:value="1024" calcext:value-type="float">
            <text:p>1024</text:p>
          </table:table-cell>
          <table:table-cell table:formula="of:=[.B5]*[.C5]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[.A6]*[.C6]" office:value-type="float" office:value="2048" calcext:value-type="float">
            <text:p>2048</text:p>
          </table:table-cell>
          <table:table-cell table:formula="of:=[.B6]*[.C6]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[.A7]*[.C7]" office:value-type="float" office:value="4096" calcext:value-type="float">
            <text:p>4096</text:p>
          </table:table-cell>
          <table:table-cell table:formula="of:=[.B7]*[.C7]"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[.A8]*[.C8]" office:value-type="float" office:value="8192" calcext:value-type="float">
            <text:p>8192</text:p>
          </table:table-cell>
          <table:table-cell table:formula="of:=[.B8]*[.C8]"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A9]*[.C9]" office:value-type="float" office:value="512" calcext:value-type="float">
            <text:p>512</text:p>
          </table:table-cell>
          <table:table-cell table:formula="of:=[.B9]*[.C9]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A10]*[.C10]" office:value-type="float" office:value="1024" calcext:value-type="float">
            <text:p>1024</text:p>
          </table:table-cell>
          <table:table-cell table:formula="of:=[.B10]*[.C10]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A11]*[.C11]" office:value-type="float" office:value="2048" calcext:value-type="float">
            <text:p>2048</text:p>
          </table:table-cell>
          <table:table-cell table:formula="of:=[.B11]*[.C11]"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A12]*[.C12]"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3]*[.C13]"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4]*[.C14]" office:value-type="float" office:value="0" calcext:value-type="float">
            <text:p>0</text:p>
          </table:table-cell>
          <table:table-cell table:formula="of:=[.B14]*[.C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5]*[.C15]"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6]*[.C16]"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7]*[.C17]" office:value-type="float" office:value="0" calcext:value-type="float">
            <text:p>0</text:p>
          </table:table-cell>
          <table:table-cell table:formula="of:=[.B17]*[.C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8]*[.C18]"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9]*[.C19]"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0]*[.C20]"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1]*[.C21]"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2]*[.C22]" office:value-type="float" office:value="0" calcext:value-type="float">
            <text:p>0</text:p>
          </table:table-cell>
          <table:table-cell table:formula="of:=[.B22]*[.C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3]*[.C23]"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4]*[.C24]" office:value-type="float" office:value="0" calcext:value-type="float">
            <text:p>0</text:p>
          </table:table-cell>
          <table:table-cell table:formula="of:=[.B24]*[.C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5]*[.C25]" office:value-type="float" office:value="0" calcext:value-type="float">
            <text:p>0</text:p>
          </table:table-cell>
          <table:table-cell table:formula="of:=[.B25]*[.C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6]*[.C26]" office:value-type="float" office:value="0" calcext:value-type="float">
            <text:p>0</text:p>
          </table:table-cell>
          <table:table-cell table:formula="of:=[.B26]*[.C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7]*[.C27]" office:value-type="float" office:value="0" calcext:value-type="float">
            <text:p>0</text:p>
          </table:table-cell>
          <table:table-cell table:formula="of:=[.B27]*[.C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8]*[.C28]" office:value-type="float" office:value="0" calcext:value-type="float">
            <text:p>0</text:p>
          </table:table-cell>
          <table:table-cell table:formula="of:=[.B28]*[.C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 table:formula="of:=[.B29]*[.C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0]*[.C30]" office:value-type="float" office:value="0" calcext:value-type="float">
            <text:p>0</text:p>
          </table:table-cell>
          <table:table-cell table:formula="of:=[.B30]*[.C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1]*[.C31]" office:value-type="float" office:value="0" calcext:value-type="float">
            <text:p>0</text:p>
          </table:table-cell>
          <table:table-cell table:formula="of:=[.B31]*[.C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2]*[.C32]" office:value-type="float" office:value="0" calcext:value-type="float">
            <text:p>0</text:p>
          </table:table-cell>
          <table:table-cell table:formula="of:=[.B32]*[.C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3]*[.C33]" office:value-type="float" office:value="0" calcext:value-type="float">
            <text:p>0</text:p>
          </table:table-cell>
          <table:table-cell table:formula="of:=[.B33]*[.C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4]*[.C34]" office:value-type="float" office:value="0" calcext:value-type="float">
            <text:p>0</text:p>
          </table:table-cell>
          <table:table-cell table:formula="of:=[.B34]*[.C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5]*[.C35]" office:value-type="float" office:value="0" calcext:value-type="float">
            <text:p>0</text:p>
          </table:table-cell>
          <table:table-cell table:formula="of:=[.B35]*[.C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6]*[.C36]" office:value-type="float" office:value="0" calcext:value-type="float">
            <text:p>0</text:p>
          </table:table-cell>
          <table:table-cell table:formula="of:=[.B36]*[.C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7]*[.C37]" office:value-type="float" office:value="0" calcext:value-type="float">
            <text:p>0</text:p>
          </table:table-cell>
          <table:table-cell table:formula="of:=[.B37]*[.C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8]*[.C38]" office:value-type="float" office:value="0" calcext:value-type="float">
            <text:p>0</text:p>
          </table:table-cell>
          <table:table-cell table:formula="of:=[.B38]*[.C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39]*[.C39]" office:value-type="float" office:value="0" calcext:value-type="float">
            <text:p>0</text:p>
          </table:table-cell>
          <table:table-cell table:formula="of:=[.B39]*[.C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0]*[.C40]" office:value-type="float" office:value="0" calcext:value-type="float">
            <text:p>0</text:p>
          </table:table-cell>
          <table:table-cell table:formula="of:=[.B40]*[.C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1]*[.C41]" office:value-type="float" office:value="0" calcext:value-type="float">
            <text:p>0</text:p>
          </table:table-cell>
          <table:table-cell table:formula="of:=[.B41]*[.C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2]*[.C42]" office:value-type="float" office:value="0" calcext:value-type="float">
            <text:p>0</text:p>
          </table:table-cell>
          <table:table-cell table:formula="of:=[.B42]*[.C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3]*[.C43]" office:value-type="float" office:value="0" calcext:value-type="float">
            <text:p>0</text:p>
          </table:table-cell>
          <table:table-cell table:formula="of:=[.B43]*[.C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4]*[.C44]" office:value-type="float" office:value="0" calcext:value-type="float">
            <text:p>0</text:p>
          </table:table-cell>
          <table:table-cell table:formula="of:=[.B44]*[.C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5]*[.C45]" office:value-type="float" office:value="0" calcext:value-type="float">
            <text:p>0</text:p>
          </table:table-cell>
          <table:table-cell table:formula="of:=[.B45]*[.C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6]*[.C46]" office:value-type="float" office:value="0" calcext:value-type="float">
            <text:p>0</text:p>
          </table:table-cell>
          <table:table-cell table:formula="of:=[.B46]*[.C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7]*[.C47]" office:value-type="float" office:value="0" calcext:value-type="float">
            <text:p>0</text:p>
          </table:table-cell>
          <table:table-cell table:formula="of:=[.B47]*[.C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8]*[.C48]" office:value-type="float" office:value="0" calcext:value-type="float">
            <text:p>0</text:p>
          </table:table-cell>
          <table:table-cell table:formula="of:=[.B48]*[.C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49]*[.C49]" office:value-type="float" office:value="0" calcext:value-type="float">
            <text:p>0</text:p>
          </table:table-cell>
          <table:table-cell table:formula="of:=[.B49]*[.C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0]*[.C50]" office:value-type="float" office:value="0" calcext:value-type="float">
            <text:p>0</text:p>
          </table:table-cell>
          <table:table-cell table:formula="of:=[.B50]*[.C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1]*[.C51]" office:value-type="float" office:value="0" calcext:value-type="float">
            <text:p>0</text:p>
          </table:table-cell>
          <table:table-cell table:formula="of:=[.B51]*[.C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2]*[.C52]" office:value-type="float" office:value="0" calcext:value-type="float">
            <text:p>0</text:p>
          </table:table-cell>
          <table:table-cell table:formula="of:=[.B52]*[.C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3]*[.C53]" office:value-type="float" office:value="0" calcext:value-type="float">
            <text:p>0</text:p>
          </table:table-cell>
          <table:table-cell table:formula="of:=[.B53]*[.C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4]*[.C54]" office:value-type="float" office:value="0" calcext:value-type="float">
            <text:p>0</text:p>
          </table:table-cell>
          <table:table-cell table:formula="of:=[.B54]*[.C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5]*[.C55]" office:value-type="float" office:value="0" calcext:value-type="float">
            <text:p>0</text:p>
          </table:table-cell>
          <table:table-cell table:formula="of:=[.B55]*[.C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6]*[.C56]" office:value-type="float" office:value="0" calcext:value-type="float">
            <text:p>0</text:p>
          </table:table-cell>
          <table:table-cell table:formula="of:=[.B56]*[.C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7]*[.C57]" office:value-type="float" office:value="0" calcext:value-type="float">
            <text:p>0</text:p>
          </table:table-cell>
          <table:table-cell table:formula="of:=[.B57]*[.C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8]*[.C58]" office:value-type="float" office:value="0" calcext:value-type="float">
            <text:p>0</text:p>
          </table:table-cell>
          <table:table-cell table:formula="of:=[.B58]*[.C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59]*[.C59]" office:value-type="float" office:value="0" calcext:value-type="float">
            <text:p>0</text:p>
          </table:table-cell>
          <table:table-cell table:formula="of:=[.B59]*[.C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0]*[.C60]" office:value-type="float" office:value="0" calcext:value-type="float">
            <text:p>0</text:p>
          </table:table-cell>
          <table:table-cell table:formula="of:=[.B60]*[.C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1]*[.C61]" office:value-type="float" office:value="0" calcext:value-type="float">
            <text:p>0</text:p>
          </table:table-cell>
          <table:table-cell table:formula="of:=[.B61]*[.C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2]*[.C62]" office:value-type="float" office:value="0" calcext:value-type="float">
            <text:p>0</text:p>
          </table:table-cell>
          <table:table-cell table:formula="of:=[.B62]*[.C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3]*[.C63]" office:value-type="float" office:value="0" calcext:value-type="float">
            <text:p>0</text:p>
          </table:table-cell>
          <table:table-cell table:formula="of:=[.B63]*[.C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4]*[.C64]" office:value-type="float" office:value="0" calcext:value-type="float">
            <text:p>0</text:p>
          </table:table-cell>
          <table:table-cell table:formula="of:=[.B64]*[.C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5]*[.C65]" office:value-type="float" office:value="0" calcext:value-type="float">
            <text:p>0</text:p>
          </table:table-cell>
          <table:table-cell table:formula="of:=[.B65]*[.C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6]*[.C66]" office:value-type="float" office:value="0" calcext:value-type="float">
            <text:p>0</text:p>
          </table:table-cell>
          <table:table-cell table:formula="of:=[.B66]*[.C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7]*[.C67]" office:value-type="float" office:value="0" calcext:value-type="float">
            <text:p>0</text:p>
          </table:table-cell>
          <table:table-cell table:formula="of:=[.B67]*[.C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8]*[.C68]" office:value-type="float" office:value="0" calcext:value-type="float">
            <text:p>0</text:p>
          </table:table-cell>
          <table:table-cell table:formula="of:=[.B68]*[.C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69]*[.C69]" office:value-type="float" office:value="0" calcext:value-type="float">
            <text:p>0</text:p>
          </table:table-cell>
          <table:table-cell table:formula="of:=[.B69]*[.C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0]*[.C70]" office:value-type="float" office:value="0" calcext:value-type="float">
            <text:p>0</text:p>
          </table:table-cell>
          <table:table-cell table:formula="of:=[.B70]*[.C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1]*[.C71]" office:value-type="float" office:value="0" calcext:value-type="float">
            <text:p>0</text:p>
          </table:table-cell>
          <table:table-cell table:formula="of:=[.B71]*[.C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2]*[.C72]" office:value-type="float" office:value="0" calcext:value-type="float">
            <text:p>0</text:p>
          </table:table-cell>
          <table:table-cell table:formula="of:=[.B72]*[.C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3]*[.C73]" office:value-type="float" office:value="0" calcext:value-type="float">
            <text:p>0</text:p>
          </table:table-cell>
          <table:table-cell table:formula="of:=[.B73]*[.C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4]*[.C74]" office:value-type="float" office:value="0" calcext:value-type="float">
            <text:p>0</text:p>
          </table:table-cell>
          <table:table-cell table:formula="of:=[.B74]*[.C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5]*[.C75]" office:value-type="float" office:value="0" calcext:value-type="float">
            <text:p>0</text:p>
          </table:table-cell>
          <table:table-cell table:formula="of:=[.B75]*[.C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6]*[.C76]" office:value-type="float" office:value="0" calcext:value-type="float">
            <text:p>0</text:p>
          </table:table-cell>
          <table:table-cell table:formula="of:=[.B76]*[.C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7]*[.C77]" office:value-type="float" office:value="0" calcext:value-type="float">
            <text:p>0</text:p>
          </table:table-cell>
          <table:table-cell table:formula="of:=[.B77]*[.C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8]*[.C78]" office:value-type="float" office:value="0" calcext:value-type="float">
            <text:p>0</text:p>
          </table:table-cell>
          <table:table-cell table:formula="of:=[.B78]*[.C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79]*[.C79]" office:value-type="float" office:value="0" calcext:value-type="float">
            <text:p>0</text:p>
          </table:table-cell>
          <table:table-cell table:formula="of:=[.B79]*[.C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0]*[.C80]" office:value-type="float" office:value="0" calcext:value-type="float">
            <text:p>0</text:p>
          </table:table-cell>
          <table:table-cell table:formula="of:=[.B80]*[.C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1]*[.C81]" office:value-type="float" office:value="0" calcext:value-type="float">
            <text:p>0</text:p>
          </table:table-cell>
          <table:table-cell table:formula="of:=[.B81]*[.C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2]*[.C82]" office:value-type="float" office:value="0" calcext:value-type="float">
            <text:p>0</text:p>
          </table:table-cell>
          <table:table-cell table:formula="of:=[.B82]*[.C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3]*[.C83]" office:value-type="float" office:value="0" calcext:value-type="float">
            <text:p>0</text:p>
          </table:table-cell>
          <table:table-cell table:formula="of:=[.B83]*[.C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4]*[.C84]" office:value-type="float" office:value="0" calcext:value-type="float">
            <text:p>0</text:p>
          </table:table-cell>
          <table:table-cell table:formula="of:=[.B84]*[.C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5]*[.C85]" office:value-type="float" office:value="0" calcext:value-type="float">
            <text:p>0</text:p>
          </table:table-cell>
          <table:table-cell table:formula="of:=[.B85]*[.C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6]*[.C86]" office:value-type="float" office:value="0" calcext:value-type="float">
            <text:p>0</text:p>
          </table:table-cell>
          <table:table-cell table:formula="of:=[.B86]*[.C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7]*[.C87]" office:value-type="float" office:value="0" calcext:value-type="float">
            <text:p>0</text:p>
          </table:table-cell>
          <table:table-cell table:formula="of:=[.B87]*[.C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8]*[.C88]" office:value-type="float" office:value="0" calcext:value-type="float">
            <text:p>0</text:p>
          </table:table-cell>
          <table:table-cell table:formula="of:=[.B88]*[.C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89]*[.C89]" office:value-type="float" office:value="0" calcext:value-type="float">
            <text:p>0</text:p>
          </table:table-cell>
          <table:table-cell table:formula="of:=[.B89]*[.C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0]*[.C90]" office:value-type="float" office:value="0" calcext:value-type="float">
            <text:p>0</text:p>
          </table:table-cell>
          <table:table-cell table:formula="of:=[.B90]*[.C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1]*[.C91]" office:value-type="float" office:value="0" calcext:value-type="float">
            <text:p>0</text:p>
          </table:table-cell>
          <table:table-cell table:formula="of:=[.B91]*[.C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2]*[.C92]" office:value-type="float" office:value="0" calcext:value-type="float">
            <text:p>0</text:p>
          </table:table-cell>
          <table:table-cell table:formula="of:=[.B92]*[.C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3]*[.C93]" office:value-type="float" office:value="0" calcext:value-type="float">
            <text:p>0</text:p>
          </table:table-cell>
          <table:table-cell table:formula="of:=[.B93]*[.C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4]*[.C94]" office:value-type="float" office:value="0" calcext:value-type="float">
            <text:p>0</text:p>
          </table:table-cell>
          <table:table-cell table:formula="of:=[.B94]*[.C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5]*[.C95]" office:value-type="float" office:value="0" calcext:value-type="float">
            <text:p>0</text:p>
          </table:table-cell>
          <table:table-cell table:formula="of:=[.B95]*[.C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6]*[.C96]" office:value-type="float" office:value="0" calcext:value-type="float">
            <text:p>0</text:p>
          </table:table-cell>
          <table:table-cell table:formula="of:=[.B96]*[.C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7]*[.C97]" office:value-type="float" office:value="0" calcext:value-type="float">
            <text:p>0</text:p>
          </table:table-cell>
          <table:table-cell table:formula="of:=[.B97]*[.C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8]*[.C98]" office:value-type="float" office:value="0" calcext:value-type="float">
            <text:p>0</text:p>
          </table:table-cell>
          <table:table-cell table:formula="of:=[.B98]*[.C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99]*[.C99]" office:value-type="float" office:value="0" calcext:value-type="float">
            <text:p>0</text:p>
          </table:table-cell>
          <table:table-cell table:formula="of:=[.B99]*[.C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A100]*[.C100]" office:value-type="float" office:value="0" calcext:value-type="float">
            <text:p>0</text:p>
          </table:table-cell>
          <table:table-cell table:formula="of:=[.B100]*[.C100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data" table:style-name="ta1">
        <office:forms form:automatic-focus="false" form:apply-design-mode="false"/>
        <table:table-column table:style-name="co18" table:number-columns-repeated="3" table:default-cell-style-name="ce39"/>
        <table:table-column table:style-name="co18" table:number-columns-repeated="2" table:default-cell-style-name="Default"/>
        <table:table-row table:style-name="ro1">
          <table:table-cell table:style-name="Default"/>
          <table:table-cell table:style-name="ce40" office:value-type="string" calcext:value-type="string" table:number-columns-spanned="2" table:number-rows-spanned="1">
            <text:p>T2, beta 0.2, u 1.0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T2, beta 1.0, u 1.0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3.07" calcext:value-type="float">
            <text:p>3.07</text:p>
          </table:table-cell>
          <table:table-cell office:value-type="float" office:value="2.8" calcext:value-type="float">
            <text:p>2.80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.51" calcext:value-type="float">
            <text:p>3.51</text:p>
          </table:table-cell>
          <table:table-cell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3.94" calcext:value-type="float">
            <text:p>3.94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.35" calcext:value-type="float">
            <text:p>4.35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.82" calcext:value-type="float">
            <text:p>4.82</text:p>
          </table:table-cell>
          <table:table-cell office:value-type="float" office:value="3.72" calcext:value-type="float">
            <text:p>3.72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.23" calcext:value-type="float">
            <text:p>5.23</text:p>
          </table:table-cell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5.71" calcext:value-type="float">
            <text:p>5.71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6.13" calcext:value-type="float">
            <text:p>6.13</text:p>
          </table:table-cell>
          <table:table-cell office:value-type="float" office:value="4.83" calcext:value-type="float">
            <text:p>4.8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6.77" calcext:value-type="float">
            <text:p>6.77</text:p>
          </table:table-cell>
          <table:table-cell office:value-type="float" office:value="5.07" calcext:value-type="float">
            <text:p>5.07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7.24" calcext:value-type="float">
            <text:p>7.24</text:p>
          </table:table-cell>
          <table:table-cell office:value-type="float" office:value="4.54" calcext:value-type="float">
            <text:p>4.5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0</text:p>
          </table:table-cell>
          <table:table-cell office:value-type="float" office:value="7.8" calcext:value-type="float">
            <text:p>7.80</text:p>
          </table:table-cell>
          <table:table-cell office:value-type="float" office:value="4.91" calcext:value-type="float">
            <text:p>4.91</text:p>
          </table:table-cell>
          <table:table-cell table:number-columns-repeated="2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8.22" calcext:value-type="float">
            <text:p>8.22</text:p>
          </table:table-cell>
          <table:table-cell office:value-type="float" office:value="5.33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8.81" calcext:value-type="float">
            <text:p>8.81</text:p>
          </table:table-cell>
          <table:table-cell office:value-type="float" office:value="5.78" calcext:value-type="float">
            <text:p>5.78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9.45" calcext:value-type="float">
            <text:p>9.45</text:p>
          </table:table-cell>
          <table:table-cell office:value-type="float" office:value="6.19" calcext:value-type="float">
            <text:p>6.1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0</text:p>
          </table:table-cell>
          <table:table-cell office:value-type="float" office:value="10.1" calcext:value-type="float">
            <text:p>10.10</text:p>
          </table:table-cell>
          <table:table-cell office:value-type="float" office:value="6.57" calcext:value-type="float">
            <text:p>6.57</text:p>
          </table:table-cell>
          <table:table-cell table:number-columns-repeated="2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0.87" calcext:value-type="float">
            <text:p>10.87</text:p>
          </table:table-cell>
          <table:table-cell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11.46" calcext:value-type="float">
            <text:p>11.46</text:p>
          </table:table-cell>
          <table:table-cell office:value-type="float" office:value="6.15" calcext:value-type="float">
            <text:p>6.15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2.05" calcext:value-type="float">
            <text:p>12.05</text:p>
          </table:table-cell>
          <table:table-cell office:value-type="float" office:value="6.6" calcext:value-type="float">
            <text:p>6.60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0</text:p>
          </table:table-cell>
          <table:table-cell office:value-type="float" office:value="12.69" calcext:value-type="float">
            <text:p>12.69</text:p>
          </table:table-cell>
          <table:table-cell office:value-type="float" office:value="6.93" calcext:value-type="float">
            <text:p>6.93</text:p>
          </table:table-cell>
          <table:table-cell table:number-columns-repeated="2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3.18" calcext:value-type="float">
            <text:p>13.18</text:p>
          </table:table-cell>
          <table:table-cell office:value-type="float" office:value="7.33" calcext:value-type="float">
            <text:p>7.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13.89" calcext:value-type="float">
            <text:p>13.89</text:p>
          </table:table-cell>
          <table:table-cell office:value-type="float" office:value="7.75" calcext:value-type="float">
            <text:p>7.75</text:p>
          </table:table-cell>
          <table:table-cell table:number-columns-repeated="2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4.5" calcext:value-type="float">
            <text:p>14.50</text:p>
          </table:table-cell>
          <table:table-cell office:value-type="float" office:value="8.35" calcext:value-type="float">
            <text:p>8.3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plasma properties'.A2:'plasma properties'.Z3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1">
      <number:number number:decimal-places="6" number:min-decimal-places="6" number:min-integer-digits="0" number:grouping="true"/>
    </number:number-style>
    <number:number-style style:name="N112">
      <number:number number:decimal-places="6" number:min-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/00/00</text:date>, <text:time style:data-style-name="N2" text:time-value="18:05:25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iccolo255 </meta:initial-creator>
    <meta:creation-date>2017-05-31T17:34:57.445945778</meta:creation-date>
    <dc:date>2021-05-09T18:11:15.758000000</dc:date>
    <meta:editing-duration>PT19H13M</meta:editing-duration>
    <meta:editing-cycles>40</meta:editing-cycles>
    <meta:generator>LibreOffice/7.1.2.2$Windows_X86_64 LibreOffice_project/8a45595d069ef5570103caea1b71cc9d82b2aae4</meta:generator>
    <meta:document-statistic meta:table-count="3" meta:cell-count="1257" meta:object-count="0"/>
  </office:meta>
</office:document-meta>
</file>